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Normal" style:master-page-name="MP0" style:family="paragraph">
      <style:paragraph-properties fo:break-before="page" fo:margin-right="-0.6895in"/>
      <style:text-properties fo:font-size="24pt" style:font-size-asian="24pt" style:font-size-complex="24pt"/>
    </style:style>
    <style:style style:name="P2" style:parent-style-name="Normal" style:family="paragraph">
      <style:paragraph-properties fo:margin-right="-0.6895in"/>
      <style:text-properties fo:font-size="24pt" style:font-size-asian="24pt" style:font-size-complex="24pt"/>
    </style:style>
    <style:style style:name="P3" style:parent-style-name="Normal" style:family="paragraph">
      <style:paragraph-properties fo:margin-right="-0.6895in"/>
      <style:text-properties fo:font-size="24pt" style:font-size-asian="24pt" style:font-size-complex="24pt"/>
    </style:style>
    <style:style style:name="P4" style:parent-style-name="Normal" style:family="paragraph">
      <style:paragraph-properties fo:margin-right="-0.6895in"/>
      <style:text-properties fo:font-size="24pt" style:font-size-asian="24pt" style:font-size-complex="24pt"/>
    </style:style>
    <style:style style:name="P5" style:parent-style-name="Normal" style:family="paragraph">
      <style:paragraph-properties fo:margin-right="-0.6895in" fo:text-indent="0.4916in"/>
      <style:text-properties fo:font-size="24pt" style:font-size-asian="24pt" style:font-size-complex="24pt"/>
    </style:style>
    <style:style style:name="P6" style:parent-style-name="Normal" style:family="paragraph">
      <style:paragraph-properties fo:margin-right="-0.6895in" fo:text-indent="0.4916in"/>
      <style:text-properties fo:font-size="24pt" style:font-size-asian="24pt" style:font-size-complex="24pt"/>
    </style:style>
    <style:style style:name="P7" style:parent-style-name="Normal" style:family="paragraph">
      <style:paragraph-properties fo:margin-right="-0.6895in"/>
    </style:style>
    <style:style style:name="P8" style:parent-style-name="Normal" style:family="paragraph">
      <style:paragraph-properties fo:margin-right="-0.6895in"/>
    </style:style>
    <style:style style:name="P9" style:parent-style-name="Normal" style:family="paragraph">
      <style:paragraph-properties fo:margin-left="0.4916in" fo:margin-right="-0.6895in" fo:text-indent="0.4916in">
        <style:tab-stops/>
      </style:paragraph-properties>
    </style:style>
    <style:style style:name="P10" style:parent-style-name="Normal" style:family="paragraph">
      <style:paragraph-properties fo:margin-left="0.4916in" fo:margin-right="-0.6895in" fo:text-indent="0.4916in">
        <style:tab-stops/>
      </style:paragraph-properties>
    </style:style>
    <style:style style:name="T11" style:parent-style-name="Élevé" style:family="text">
      <style:text-properties style:font-name-complex="Helvetica"/>
    </style:style>
    <style:style style:name="T12" style:parent-style-name="Élevé" style:family="text">
      <style:text-properties style:font-name-complex="Helvetica"/>
    </style:style>
    <style:style style:name="T13" style:parent-style-name="Élevé" style:family="text">
      <style:text-properties style:font-name-complex="Helvetica"/>
    </style:style>
    <style:style style:name="P14" style:parent-style-name="Normal" style:family="paragraph">
      <style:paragraph-properties fo:margin-right="-0.6895in"/>
    </style:style>
    <style:style style:name="P15" style:parent-style-name="Normal" style:family="paragraph">
      <style:paragraph-properties fo:break-before="page" fo:margin-right="-0.6895in"/>
    </style:style>
    <style:style style:name="P16" style:parent-style-name="Normal" style:family="paragraph">
      <style:paragraph-properties fo:text-align="center" fo:margin-right="-0.6895in"/>
      <style:text-properties fo:font-size="24pt" style:font-size-asian="24pt" style:font-size-complex="24pt"/>
    </style:style>
    <style:style style:name="P17" style:parent-style-name="Normal" style:family="paragraph">
      <style:paragraph-properties fo:text-align="center" fo:margin-right="-0.6895in"/>
      <style:text-properties fo:font-size="24pt" style:font-size-asian="24pt" style:font-size-complex="24pt"/>
    </style:style>
    <style:style style:name="P18" style:parent-style-name="Normal" style:family="paragraph">
      <style:paragraph-properties fo:text-align="center" fo:margin-right="-0.6895in"/>
      <style:text-properties fo:font-size="24pt" style:font-size-asian="24pt" style:font-size-complex="24pt"/>
    </style:style>
    <style:style style:name="P19" style:parent-style-name="Normal" style:family="paragraph">
      <style:paragraph-properties fo:text-align="center" fo:margin-right="-0.6895in"/>
      <style:text-properties fo:font-size="24pt" style:font-size-asian="24pt" style:font-size-complex="24pt"/>
    </style:style>
    <style:style style:name="P20" style:parent-style-name="Normal" style:family="paragraph">
      <style:paragraph-properties fo:text-align="center" fo:margin-right="-0.6895in"/>
      <style:text-properties fo:font-size="24pt" style:font-size-asian="24pt" style:font-size-complex="24pt"/>
    </style:style>
    <style:style style:name="P21" style:parent-style-name="Normal" style:family="paragraph">
      <style:paragraph-properties fo:margin-right="-0.6895in" fo:text-indent="0.4916in"/>
      <style:text-properties fo:font-size="18pt" style:font-size-asian="18pt" style:font-size-complex="18pt"/>
    </style:style>
    <style:style style:name="P22" style:parent-style-name="Normal" style:family="paragraph">
      <style:paragraph-properties fo:margin-right="-0.6895in" fo:text-indent="0.4916in"/>
      <style:text-properties fo:font-size="18pt" style:font-size-asian="18pt" style:font-size-complex="18pt"/>
    </style:style>
    <style:style style:name="P23" style:parent-style-name="Normal" style:family="paragraph">
      <style:paragraph-properties fo:margin-right="-0.6895in" fo:text-indent="0.4916in"/>
      <style:text-properties fo:font-size="18pt" style:font-size-asian="18pt" style:font-size-complex="18pt"/>
    </style:style>
    <style:style style:name="P24" style:parent-style-name="Normal" style:family="paragraph">
      <style:paragraph-properties fo:break-before="page" fo:margin-right="-0.6895in"/>
      <style:text-properties fo:font-size="18pt" style:font-size-asian="18pt" style:font-size-complex="18pt"/>
    </style:style>
    <style:style style:name="P25" style:parent-style-name="Normal" style:family="paragraph">
      <style:paragraph-properties fo:margin-right="-0.6895in" fo:text-indent="0.4916in"/>
      <style:text-properties fo:font-size="18pt" style:font-size-asian="18pt" style:font-size-complex="18pt"/>
    </style:style>
    <style:style style:name="P26" style:parent-style-name="Normal" style:family="paragraph">
      <style:paragraph-properties fo:margin-right="-0.6895in" fo:text-indent="0.4916in"/>
      <style:text-properties fo:font-size="18pt" style:font-size-asian="18pt" style:font-size-complex="18pt"/>
    </style:style>
    <style:style style:name="P27" style:parent-style-name="Normal" style:family="paragraph">
      <style:paragraph-properties fo:margin-right="-0.6895in"/>
      <style:text-properties fo:font-size="18pt" style:font-size-asian="18pt" style:font-size-complex="18pt"/>
    </style:style>
    <style:style style:name="P28" style:parent-style-name="Normal" style:family="paragraph">
      <style:paragraph-properties fo:margin-right="-0.6895in"/>
      <style:text-properties fo:font-weight="bold" style:font-weight-asian="bold" fo:font-size="14pt" style:font-size-asian="14pt" style:font-size-complex="14pt"/>
    </style:style>
    <style:style style:name="P29" style:parent-style-name="Paragraphedeliste" style:list-style-name="LFO1" style:family="paragraph">
      <style:paragraph-properties fo:margin-right="-0.6895in"/>
      <style:text-properties fo:font-size="12pt" style:font-size-asian="12pt" style:font-size-complex="12pt"/>
    </style:style>
    <style:style style:name="P30" style:parent-style-name="Paragraphedeliste" style:family="paragraph">
      <style:paragraph-properties fo:margin-left="1.2416in" fo:margin-right="-0.6895in">
        <style:tab-stops/>
      </style:paragraph-properties>
    </style:style>
    <style:style style:name="T31" style:parent-style-name="Lienhypertexte" style:family="text">
      <style:text-properties fo:font-size="12pt" style:font-size-asian="12pt" style:font-size-complex="12pt"/>
    </style:style>
    <style:style style:name="P32" style:parent-style-name="Paragraphedeliste" style:list-style-name="LFO1" style:family="paragraph">
      <style:paragraph-properties fo:margin-right="-0.6895in"/>
      <style:text-properties fo:font-size="12pt" style:font-size-asian="12pt" style:font-size-complex="12pt"/>
    </style:style>
    <style:style style:name="P33" style:parent-style-name="Paragraphedeliste" style:family="paragraph">
      <style:paragraph-properties fo:margin-left="1.2416in" fo:margin-right="-0.6895in">
        <style:tab-stops/>
      </style:paragraph-properties>
      <style:text-properties fo:font-size="12pt" style:font-size-asian="12pt" style:font-size-complex="12pt"/>
    </style:style>
    <style:style style:name="P34" style:parent-style-name="Normal" style:family="paragraph">
      <style:paragraph-properties fo:margin-right="-0.6895in"/>
      <style:text-properties fo:font-weight="bold" style:font-weight-asian="bold" fo:font-size="14pt" style:font-size-asian="14pt" style:font-size-complex="14pt"/>
    </style:style>
    <style:style style:name="P35" style:parent-style-name="Paragraphedeliste" style:list-style-name="LFO1" style:family="paragraph">
      <style:paragraph-properties fo:margin-right="-0.6895in"/>
      <style:text-properties fo:font-size="12pt" style:font-size-asian="12pt" style:font-size-complex="12pt"/>
    </style:style>
    <style:style style:name="P36" style:parent-style-name="Paragraphedeliste" style:family="paragraph">
      <style:paragraph-properties fo:margin-left="1.2416in" fo:margin-right="-0.6895in">
        <style:tab-stops/>
      </style:paragraph-properties>
    </style:style>
    <style:style style:name="T37" style:parent-style-name="Lienhypertexte" style:family="text">
      <style:text-properties fo:font-size="12pt" style:font-size-asian="12pt" style:font-size-complex="12pt"/>
    </style:style>
    <style:style style:name="T38" style:parent-style-name="Lienhypertexte" style:family="text">
      <style:text-properties fo:font-size="12pt" style:font-size-asian="12pt" style:font-size-complex="12pt"/>
    </style:style>
    <style:style style:name="T39" style:parent-style-name="Lienhypertexte" style:family="text">
      <style:text-properties fo:font-size="12pt" style:font-size-asian="12pt" style:font-size-complex="12pt"/>
    </style:style>
    <style:style style:name="P40" style:parent-style-name="Normal" style:family="paragraph">
      <style:paragraph-properties fo:margin-right="-0.6895in"/>
      <style:text-properties fo:font-weight="bold" style:font-weight-asian="bold" fo:font-size="14pt" style:font-size-asian="14pt" style:font-size-complex="14pt"/>
    </style:style>
    <style:style style:name="P41" style:parent-style-name="Paragraphedeliste" style:list-style-name="LFO1" style:family="paragraph">
      <style:paragraph-properties fo:margin-right="-0.6895in"/>
      <style:text-properties fo:font-size="12pt" style:font-size-asian="12pt" style:font-size-complex="12pt"/>
    </style:style>
    <style:style style:name="P42" style:parent-style-name="Paragraphedeliste" style:family="paragraph">
      <style:paragraph-properties fo:margin-left="1.2416in" fo:margin-right="-0.6895in">
        <style:tab-stops/>
      </style:paragraph-properties>
    </style:style>
    <style:style style:name="T43" style:parent-style-name="Lienhypertexte" style:family="text">
      <style:text-properties fo:font-size="12pt" style:font-size-asian="12pt" style:font-size-complex="12pt"/>
    </style:style>
    <style:style style:name="P44" style:parent-style-name="Paragraphedeliste" style:list-style-name="LFO1" style:family="paragraph">
      <style:paragraph-properties fo:margin-right="-0.6895in"/>
      <style:text-properties fo:font-size="12pt" style:font-size-asian="12pt" style:font-size-complex="12pt"/>
    </style:style>
    <style:style style:name="P45" style:parent-style-name="Paragraphedeliste" style:family="paragraph">
      <style:paragraph-properties fo:margin-left="1.2416in" fo:margin-right="-0.6895in">
        <style:tab-stops/>
      </style:paragraph-properties>
    </style:style>
    <style:style style:name="T46" style:parent-style-name="Lienhypertexte" style:family="text">
      <style:text-properties fo:font-size="12pt" style:font-size-asian="12pt" style:font-size-complex="12pt"/>
    </style:style>
    <style:style style:name="P47" style:parent-style-name="Paragraphedeliste" style:list-style-name="LFO1" style:family="paragraph">
      <style:paragraph-properties fo:margin-right="-0.6895in"/>
      <style:text-properties fo:font-size="12pt" style:font-size-asian="12pt" style:font-size-complex="12pt"/>
    </style:style>
    <style:style style:name="P48" style:parent-style-name="Paragraphedeliste" style:family="paragraph">
      <style:paragraph-properties fo:margin-left="1.2416in" fo:margin-right="-0.6895in">
        <style:tab-stops/>
      </style:paragraph-properties>
    </style:style>
    <style:style style:name="T49" style:parent-style-name="Lienhypertexte" style:family="text">
      <style:text-properties fo:font-size="12pt" style:font-size-asian="12pt" style:font-size-complex="12pt"/>
    </style:style>
    <style:style style:name="P50" style:parent-style-name="Normal" style:family="paragraph">
      <style:paragraph-properties fo:margin-right="-0.6895in"/>
      <style:text-properties fo:font-weight="bold" style:font-weight-asian="bold" fo:font-size="14pt" style:font-size-asian="14pt" style:font-size-complex="14pt"/>
    </style:style>
    <style:style style:name="P51" style:parent-style-name="Paragraphedeliste" style:list-style-name="LFO1" style:family="paragraph">
      <style:paragraph-properties fo:margin-right="-0.6895in"/>
      <style:text-properties fo:font-size="12pt" style:font-size-asian="12pt" style:font-size-complex="12pt"/>
    </style:style>
    <style:style style:name="P52" style:parent-style-name="Paragraphedeliste" style:family="paragraph">
      <style:paragraph-properties fo:margin-left="1.2416in" fo:margin-right="-0.6895in">
        <style:tab-stops/>
      </style:paragraph-properties>
      <style:text-properties fo:font-size="12pt" style:font-size-asian="12pt" style:font-size-complex="12pt"/>
    </style:style>
    <style:style style:name="P53" style:parent-style-name="Paragraphedeliste" style:list-style-name="LFO1" style:family="paragraph">
      <style:paragraph-properties fo:margin-right="-0.6895in"/>
      <style:text-properties fo:font-size="12pt" style:font-size-asian="12pt" style:font-size-complex="12pt"/>
    </style:style>
    <style:style style:name="P54" style:parent-style-name="Paragraphedeliste" style:family="paragraph">
      <style:paragraph-properties fo:margin-left="1.2416in" fo:margin-right="-0.6895in">
        <style:tab-stops/>
      </style:paragraph-properties>
      <style:text-properties fo:font-size="12pt" style:font-size-asian="12pt" style:font-size-complex="12pt"/>
    </style:style>
    <style:style style:name="P55" style:parent-style-name="Paragraphedeliste" style:list-style-name="LFO1" style:family="paragraph">
      <style:paragraph-properties fo:margin-right="-0.6895in"/>
      <style:text-properties fo:font-size="12pt" style:font-size-asian="12pt" style:font-size-complex="12pt"/>
    </style:style>
    <style:style style:name="P56" style:parent-style-name="Paragraphedeliste" style:family="paragraph">
      <style:paragraph-properties fo:margin-left="1.2416in" fo:margin-right="-0.6895in">
        <style:tab-stops/>
      </style:paragraph-properties>
      <style:text-properties fo:font-size="12pt" style:font-size-asian="12pt" style:font-size-complex="12pt"/>
    </style:style>
    <style:style style:name="P57" style:parent-style-name="Paragraphedeliste" style:list-style-name="LFO1" style:family="paragraph">
      <style:paragraph-properties fo:margin-right="-0.6895in"/>
      <style:text-properties fo:font-size="12pt" style:font-size-asian="12pt" style:font-size-complex="12pt"/>
    </style:style>
    <style:style style:name="P58" style:parent-style-name="Paragraphedeliste" style:family="paragraph">
      <style:paragraph-properties fo:margin-left="1.2416in" fo:margin-right="-0.6895in">
        <style:tab-stops/>
      </style:paragraph-properties>
      <style:text-properties fo:font-size="12pt" style:font-size-asian="12pt" style:font-size-complex="12pt"/>
    </style:style>
    <style:style style:name="P59" style:parent-style-name="Normal" style:family="paragraph">
      <style:paragraph-properties fo:margin-right="-0.6895in"/>
      <style:text-properties fo:font-weight="bold" style:font-weight-asian="bold" fo:font-size="14pt" style:font-size-asian="14pt" style:font-size-complex="14pt"/>
    </style:style>
    <style:style style:name="P60" style:parent-style-name="Paragraphedeliste" style:list-style-name="LFO1" style:family="paragraph">
      <style:paragraph-properties fo:margin-right="-0.6895in"/>
      <style:text-properties fo:font-size="12pt" style:font-size-asian="12pt" style:font-size-complex="12pt"/>
    </style:style>
    <style:style style:name="P61" style:parent-style-name="Paragraphedeliste" style:family="paragraph">
      <style:paragraph-properties fo:margin-left="1.2416in" fo:margin-right="-0.6895in">
        <style:tab-stops/>
      </style:paragraph-properties>
      <style:text-properties fo:font-size="12pt" style:font-size-asian="12pt" style:font-size-complex="12pt"/>
    </style:style>
    <style:style style:name="P62" style:parent-style-name="Normal" style:family="paragraph">
      <style:paragraph-properties fo:break-before="page" fo:margin-right="-0.6895in" fo:text-indent="0.4916in"/>
      <style:text-properties fo:font-size="18pt" style:font-size-asian="18pt" style:font-size-complex="18pt"/>
    </style:style>
    <style:style style:name="P63" style:parent-style-name="Normal" style:family="paragraph">
      <style:paragraph-properties fo:margin-right="-0.6895in"/>
      <style:text-properties fo:font-size="18pt" style:font-size-asian="18pt" style:font-size-complex="18pt"/>
    </style:style>
    <style:style style:name="P64" style:parent-style-name="Normal" style:family="paragraph">
      <style:paragraph-properties fo:margin-right="-0.6895in"/>
      <style:text-properties fo:font-size="12pt" style:font-size-asian="12pt" style:font-size-complex="12pt"/>
    </style:style>
    <style:style style:name="P65" style:parent-style-name="Normal" style:family="paragraph">
      <style:paragraph-properties fo:margin-right="-0.6895in"/>
      <style:text-properties fo:font-size="12pt" style:font-size-asian="12pt" style:font-size-complex="12pt"/>
    </style:style>
    <style:style style:name="P66" style:parent-style-name="Normal" style:family="paragraph">
      <style:paragraph-properties fo:margin-right="-0.6895in"/>
      <style:text-properties fo:font-size="12pt" style:font-size-asian="12pt" style:font-size-complex="12pt"/>
    </style:style>
    <style:style style:name="P67" style:parent-style-name="Normal" style:family="paragraph">
      <style:paragraph-properties fo:margin-right="-0.6895in"/>
      <style:text-properties fo:font-weight="bold" style:font-weight-asian="bold" fo:font-size="12pt" style:font-size-asian="12pt" style:font-size-complex="12pt"/>
    </style:style>
    <style:style style:name="P68" style:parent-style-name="Normal" style:family="paragraph">
      <style:paragraph-properties fo:margin-right="-0.6895in"/>
      <style:text-properties fo:font-size="12pt" style:font-size-asian="12pt" style:font-size-complex="12pt"/>
    </style:style>
    <style:style style:name="P69" style:parent-style-name="Paragraphedeliste" style:list-style-name="LFO1" style:family="paragraph">
      <style:paragraph-properties fo:margin-right="-0.6895in"/>
    </style:style>
    <style:style style:name="T70" style:parent-style-name="Policepardéfaut" style:family="text">
      <style:text-properties fo:font-weight="bold" style:font-weight-asian="bold" fo:font-size="14pt" style:font-size-asian="14pt" style:font-size-complex="14pt"/>
    </style:style>
    <style:style style:name="P71" style:parent-style-name="Normal" style:family="paragraph">
      <style:paragraph-properties fo:margin-right="-0.6895in"/>
    </style:style>
    <style:style style:name="T72" style:parent-style-name="pl-k" style:family="text">
      <style:text-properties style:font-name-complex="Consolas" fo:color="#A71D5D" fo:font-size="12pt" style:font-size-asian="12pt" style:font-size-complex="12pt" fo:background-color="#FFFFFF"/>
    </style:style>
    <style:style style:name="T73" style:parent-style-name="Policepardéfaut" style:family="text">
      <style:text-properties style:font-name-complex="Consolas" fo:color="#333333" fo:font-size="12pt" style:font-size-asian="12pt" style:font-size-complex="12pt" fo:background-color="#FFFFFF"/>
    </style:style>
    <style:style style:name="T74" style:parent-style-name="pl-k" style:family="text">
      <style:text-properties style:font-name-complex="Consolas" fo:color="#A71D5D" fo:font-size="12pt" style:font-size-asian="12pt" style:font-size-complex="12pt" fo:background-color="#FFFFFF"/>
    </style:style>
    <style:style style:name="T75" style:parent-style-name="Policepardéfaut" style:family="text">
      <style:text-properties style:font-name-complex="Consolas" fo:color="#333333" fo:font-size="12pt" style:font-size-asian="12pt" style:font-size-complex="12pt" fo:background-color="#FFFFFF"/>
    </style:style>
    <style:style style:name="T76" style:parent-style-name="pl-en" style:family="text">
      <style:text-properties style:font-name-complex="Consolas" fo:color="#795DA3" fo:font-size="12pt" style:font-size-asian="12pt" style:font-size-complex="12pt" fo:background-color="#FFFFFF"/>
    </style:style>
    <style:style style:name="T77" style:parent-style-name="Policepardéfaut" style:family="text">
      <style:text-properties style:font-name-complex="Consolas" fo:color="#333333" fo:font-size="12pt" style:font-size-asian="12pt" style:font-size-complex="12pt" fo:background-color="#FFFFFF"/>
    </style:style>
    <style:style style:name="T78" style:parent-style-name="pl-k" style:family="text">
      <style:text-properties style:font-name-complex="Consolas" fo:color="#A71D5D" fo:font-size="12pt" style:font-size-asian="12pt" style:font-size-complex="12pt" fo:background-color="#FFFFFF"/>
    </style:style>
    <style:style style:name="T79" style:parent-style-name="Policepardéfaut" style:family="text">
      <style:text-properties style:font-name-complex="Consolas" fo:color="#333333" fo:font-size="12pt" style:font-size-asian="12pt" style:font-size-complex="12pt" fo:background-color="#FFFFFF"/>
    </style:style>
    <style:style style:name="T80" style:parent-style-name="pl-v" style:family="text">
      <style:text-properties style:font-name-complex="Consolas" fo:color="#ED6A43" fo:font-size="12pt" style:font-size-asian="12pt" style:font-size-complex="12pt" fo:background-color="#FFFFFF"/>
    </style:style>
    <style:style style:name="T81" style:parent-style-name="Policepardéfaut" style:family="text">
      <style:text-properties style:font-name-complex="Consolas" fo:color="#333333" fo:font-size="12pt" style:font-size-asian="12pt" style:font-size-complex="12pt" fo:background-color="#FFFFFF"/>
    </style:style>
    <style:style style:name="T82" style:parent-style-name="pl-k" style:family="text">
      <style:text-properties style:font-name-complex="Consolas" fo:color="#A71D5D" fo:font-size="12pt" style:font-size-asian="12pt" style:font-size-complex="12pt" fo:background-color="#FFFFFF"/>
    </style:style>
    <style:style style:name="T83" style:parent-style-name="Policepardéfaut" style:family="text">
      <style:text-properties style:font-name-complex="Consolas" fo:color="#333333" fo:font-size="12pt" style:font-size-asian="12pt" style:font-size-complex="12pt" fo:background-color="#FFFFFF"/>
    </style:style>
    <style:style style:name="T84" style:parent-style-name="pl-smi" style:family="text">
      <style:text-properties style:font-name-complex="Consolas" fo:color="#333333" fo:font-size="12pt" style:font-size-asian="12pt" style:font-size-complex="12pt" fo:background-color="#FFFFFF"/>
    </style:style>
    <style:style style:name="P85" style:parent-style-name="Normal" style:family="paragraph">
      <style:paragraph-properties fo:margin-right="-0.6895in"/>
      <style:text-properties fo:font-size="12pt" style:font-size-asian="12pt" style:font-size-complex="12pt"/>
    </style:style>
    <style:style style:name="P86" style:parent-style-name="Paragraphedeliste" style:list-style-name="LFO1" style:family="paragraph">
      <style:paragraph-properties fo:margin-right="-0.6895in"/>
    </style:style>
    <style:style style:name="T87" style:parent-style-name="Policepardéfaut" style:family="text">
      <style:text-properties fo:font-weight="bold" style:font-weight-asian="bold" fo:font-size="14pt" style:font-size-asian="14pt" style:font-size-complex="14pt"/>
    </style:style>
    <style:style style:name="P88" style:parent-style-name="Normal" style:family="paragraph">
      <style:paragraph-properties fo:margin-right="-0.6895in"/>
    </style:style>
    <style:style style:name="T89" style:parent-style-name="pl-k" style:family="text">
      <style:text-properties style:font-name-complex="Consolas" fo:color="#A71D5D" fo:font-size="12pt" style:font-size-asian="12pt" style:font-size-complex="12pt" fo:background-color="#FFFFFF"/>
    </style:style>
    <style:style style:name="T90" style:parent-style-name="Policepardéfaut" style:family="text">
      <style:text-properties style:font-name-complex="Consolas" fo:color="#333333" fo:font-size="12pt" style:font-size-asian="12pt" style:font-size-complex="12pt" fo:background-color="#FFFFFF"/>
    </style:style>
    <style:style style:name="T91" style:parent-style-name="pl-k" style:family="text">
      <style:text-properties style:font-name-complex="Consolas" fo:color="#A71D5D" fo:font-size="12pt" style:font-size-asian="12pt" style:font-size-complex="12pt" fo:background-color="#FFFFFF"/>
    </style:style>
    <style:style style:name="T92" style:parent-style-name="Policepardéfaut" style:family="text">
      <style:text-properties style:font-name-complex="Consolas" fo:color="#333333" fo:font-size="12pt" style:font-size-asian="12pt" style:font-size-complex="12pt" fo:background-color="#FFFFFF"/>
    </style:style>
    <style:style style:name="T93" style:parent-style-name="pl-en" style:family="text">
      <style:text-properties style:font-name-complex="Consolas" fo:color="#795DA3" fo:font-size="12pt" style:font-size-asian="12pt" style:font-size-complex="12pt" fo:background-color="#FFFFFF"/>
    </style:style>
    <style:style style:name="T94" style:parent-style-name="Policepardéfaut" style:family="text">
      <style:text-properties style:font-name-complex="Consolas" fo:color="#333333" fo:font-size="12pt" style:font-size-asian="12pt" style:font-size-complex="12pt" fo:background-color="#FFFFFF"/>
    </style:style>
    <style:style style:name="P95" style:parent-style-name="Normal" style:family="paragraph">
      <style:paragraph-properties fo:margin-right="-0.6895in"/>
    </style:style>
    <style:style style:name="T96" style:parent-style-name="pl-k" style:family="text">
      <style:text-properties style:font-name-complex="Consolas" fo:color="#A71D5D" fo:font-size="12pt" style:font-size-asian="12pt" style:font-size-complex="12pt" fo:background-color="#FFFFFF"/>
    </style:style>
    <style:style style:name="T97" style:parent-style-name="Policepardéfaut" style:family="text">
      <style:text-properties style:font-name-complex="Consolas" fo:color="#333333" fo:font-size="12pt" style:font-size-asian="12pt" style:font-size-complex="12pt" fo:background-color="#FFFFFF"/>
    </style:style>
    <style:style style:name="T98" style:parent-style-name="pl-k" style:family="text">
      <style:text-properties style:font-name-complex="Consolas" fo:color="#A71D5D" fo:font-size="12pt" style:font-size-asian="12pt" style:font-size-complex="12pt" fo:background-color="#FFFFFF"/>
    </style:style>
    <style:style style:name="T99" style:parent-style-name="Policepardéfaut" style:family="text">
      <style:text-properties style:font-name-complex="Consolas" fo:color="#333333" fo:font-size="12pt" style:font-size-asian="12pt" style:font-size-complex="12pt" fo:background-color="#FFFFFF"/>
    </style:style>
    <style:style style:name="T100" style:parent-style-name="pl-en" style:family="text">
      <style:text-properties style:font-name-complex="Consolas" fo:color="#795DA3" fo:font-size="12pt" style:font-size-asian="12pt" style:font-size-complex="12pt" fo:background-color="#FFFFFF"/>
    </style:style>
    <style:style style:name="T101" style:parent-style-name="Policepardéfaut" style:family="text">
      <style:text-properties style:font-name-complex="Consolas" fo:color="#333333" fo:font-size="12pt" style:font-size-asian="12pt" style:font-size-complex="12pt" fo:background-color="#FFFFFF"/>
    </style:style>
    <style:style style:name="P102" style:parent-style-name="Normal" style:family="paragraph">
      <style:paragraph-properties fo:margin-right="-0.6895in"/>
    </style:style>
    <style:style style:name="T103" style:parent-style-name="pl-k" style:family="text">
      <style:text-properties style:font-name-complex="Consolas" fo:color="#A71D5D" fo:font-size="12pt" style:font-size-asian="12pt" style:font-size-complex="12pt" fo:background-color="#FFFFFF"/>
    </style:style>
    <style:style style:name="T104" style:parent-style-name="Policepardéfaut" style:family="text">
      <style:text-properties style:font-name-complex="Consolas" fo:color="#333333" fo:font-size="12pt" style:font-size-asian="12pt" style:font-size-complex="12pt" fo:background-color="#FFFFFF"/>
    </style:style>
    <style:style style:name="T105" style:parent-style-name="pl-k" style:family="text">
      <style:text-properties style:font-name-complex="Consolas" fo:color="#A71D5D" fo:font-size="12pt" style:font-size-asian="12pt" style:font-size-complex="12pt" fo:background-color="#FFFFFF"/>
    </style:style>
    <style:style style:name="T106" style:parent-style-name="Policepardéfaut" style:family="text">
      <style:text-properties style:font-name-complex="Consolas" fo:color="#333333" fo:font-size="12pt" style:font-size-asian="12pt" style:font-size-complex="12pt" fo:background-color="#FFFFFF"/>
    </style:style>
    <style:style style:name="T107" style:parent-style-name="pl-en" style:family="text">
      <style:text-properties style:font-name-complex="Consolas" fo:color="#795DA3" fo:font-size="12pt" style:font-size-asian="12pt" style:font-size-complex="12pt" fo:background-color="#FFFFFF"/>
    </style:style>
    <style:style style:name="T108" style:parent-style-name="Policepardéfaut" style:family="text">
      <style:text-properties style:font-name-complex="Consolas" fo:color="#333333" fo:font-size="12pt" style:font-size-asian="12pt" style:font-size-complex="12pt" fo:background-color="#FFFFFF"/>
    </style:style>
    <style:style style:name="T109" style:parent-style-name="pl-smi" style:family="text">
      <style:text-properties style:font-name-complex="Consolas" fo:color="#333333" fo:font-size="12pt" style:font-size-asian="12pt" style:font-size-complex="12pt" fo:background-color="#FFFFFF"/>
    </style:style>
    <style:style style:name="T110" style:parent-style-name="Policepardéfaut" style:family="text">
      <style:text-properties style:font-name-complex="Consolas" fo:color="#333333" fo:font-size="12pt" style:font-size-asian="12pt" style:font-size-complex="12pt" fo:background-color="#FFFFFF"/>
    </style:style>
    <style:style style:name="T111" style:parent-style-name="pl-v" style:family="text">
      <style:text-properties style:font-name-complex="Consolas" fo:color="#ED6A43" fo:font-size="12pt" style:font-size-asian="12pt" style:font-size-complex="12pt" fo:background-color="#FFFFFF"/>
    </style:style>
    <style:style style:name="T112" style:parent-style-name="Policepardéfaut" style:family="text">
      <style:text-properties style:font-name-complex="Consolas" fo:color="#333333" fo:font-size="12pt" style:font-size-asian="12pt" style:font-size-complex="12pt" fo:background-color="#FFFFFF"/>
    </style:style>
    <style:style style:name="T113" style:parent-style-name="pl-smi" style:family="text">
      <style:text-properties style:font-name-complex="Consolas" fo:color="#333333" fo:font-size="12pt" style:font-size-asian="12pt" style:font-size-complex="12pt" fo:background-color="#FFFFFF"/>
    </style:style>
    <style:style style:name="T114" style:parent-style-name="Policepardéfaut" style:family="text">
      <style:text-properties style:font-name-complex="Consolas" fo:color="#333333" fo:font-size="12pt" style:font-size-asian="12pt" style:font-size-complex="12pt" fo:background-color="#FFFFFF"/>
    </style:style>
    <style:style style:name="T115" style:parent-style-name="pl-v" style:family="text">
      <style:text-properties style:font-name-complex="Consolas" fo:color="#ED6A43" fo:font-size="12pt" style:font-size-asian="12pt" style:font-size-complex="12pt" fo:background-color="#FFFFFF"/>
    </style:style>
    <style:style style:name="T116" style:parent-style-name="Policepardéfaut" style:family="text">
      <style:text-properties style:font-name-complex="Consolas" fo:color="#333333" fo:font-size="12pt" style:font-size-asian="12pt" style:font-size-complex="12pt" fo:background-color="#FFFFFF"/>
    </style:style>
    <style:style style:name="P117" style:parent-style-name="Normal" style:family="paragraph">
      <style:paragraph-properties fo:margin-right="-0.6895in"/>
      <style:text-properties fo:font-size="12pt" style:font-size-asian="12pt" style:font-size-complex="12pt"/>
    </style:style>
    <style:style style:name="P118" style:parent-style-name="Paragraphedeliste" style:list-style-name="LFO1" style:family="paragraph">
      <style:paragraph-properties fo:margin-right="-0.6895in"/>
    </style:style>
    <style:style style:name="T119" style:parent-style-name="Policepardéfaut" style:family="text">
      <style:text-properties fo:font-weight="bold" style:font-weight-asian="bold" fo:font-size="14pt" style:font-size-asian="14pt" style:font-size-complex="14pt"/>
    </style:style>
    <style:style style:name="P120" style:parent-style-name="Normal" style:family="paragraph">
      <style:paragraph-properties fo:margin-right="-0.6895in"/>
    </style:style>
    <style:style style:name="T121" style:parent-style-name="pl-k" style:family="text">
      <style:text-properties style:font-name-complex="Consolas" fo:color="#A71D5D" fo:font-size="12pt" style:font-size-asian="12pt" style:font-size-complex="12pt" fo:background-color="#FFFFFF"/>
    </style:style>
    <style:style style:name="T122" style:parent-style-name="Policepardéfaut" style:family="text">
      <style:text-properties style:font-name-complex="Consolas" fo:color="#333333" fo:font-size="12pt" style:font-size-asian="12pt" style:font-size-complex="12pt" fo:background-color="#FFFFFF"/>
    </style:style>
    <style:style style:name="T123" style:parent-style-name="pl-k" style:family="text">
      <style:text-properties style:font-name-complex="Consolas" fo:color="#A71D5D" fo:font-size="12pt" style:font-size-asian="12pt" style:font-size-complex="12pt" fo:background-color="#FFFFFF"/>
    </style:style>
    <style:style style:name="T124" style:parent-style-name="Policepardéfaut" style:family="text">
      <style:text-properties style:font-name-complex="Consolas" fo:color="#333333" fo:font-size="12pt" style:font-size-asian="12pt" style:font-size-complex="12pt" fo:background-color="#FFFFFF"/>
    </style:style>
    <style:style style:name="T125" style:parent-style-name="pl-en" style:family="text">
      <style:text-properties style:font-name-complex="Consolas" fo:color="#795DA3" fo:font-size="12pt" style:font-size-asian="12pt" style:font-size-complex="12pt" fo:background-color="#FFFFFF"/>
    </style:style>
    <style:style style:name="T126" style:parent-style-name="Policepardéfaut" style:family="text">
      <style:text-properties style:font-name-complex="Consolas" fo:color="#333333" fo:font-size="12pt" style:font-size-asian="12pt" style:font-size-complex="12pt" fo:background-color="#FFFFFF"/>
    </style:style>
    <style:style style:name="T127" style:parent-style-name="pl-k" style:family="text">
      <style:text-properties style:font-name-complex="Consolas" fo:color="#A71D5D" fo:font-size="12pt" style:font-size-asian="12pt" style:font-size-complex="12pt" fo:background-color="#FFFFFF"/>
    </style:style>
    <style:style style:name="T128" style:parent-style-name="Policepardéfaut" style:family="text">
      <style:text-properties style:font-name-complex="Consolas" fo:color="#333333" fo:font-size="12pt" style:font-size-asian="12pt" style:font-size-complex="12pt" fo:background-color="#FFFFFF"/>
    </style:style>
    <style:style style:name="T129" style:parent-style-name="pl-e" style:family="text">
      <style:text-properties style:font-name-complex="Consolas" fo:color="#795DA3" fo:font-size="12pt" style:font-size-asian="12pt" style:font-size-complex="12pt" fo:background-color="#FFFFFF"/>
    </style:style>
    <style:style style:name="T130" style:parent-style-name="pl-smi" style:family="text">
      <style:text-properties style:font-name-complex="Consolas" fo:color="#333333" fo:font-size="12pt" style:font-size-asian="12pt" style:font-size-complex="12pt" fo:background-color="#FFFFFF"/>
    </style:style>
    <style:style style:name="T131" style:parent-style-name="pl-e" style:family="text">
      <style:text-properties style:font-name-complex="Consolas" fo:color="#795DA3" fo:font-size="12pt" style:font-size-asian="12pt" style:font-size-complex="12pt" fo:background-color="#FFFFFF"/>
    </style:style>
    <style:style style:name="T132" style:parent-style-name="pl-smi" style:family="text">
      <style:text-properties style:font-name-complex="Consolas" fo:color="#333333" fo:font-size="12pt" style:font-size-asian="12pt" style:font-size-complex="12pt" fo:background-color="#FFFFFF"/>
    </style:style>
    <style:style style:name="T133" style:parent-style-name="pl-e" style:family="text">
      <style:text-properties style:font-name-complex="Consolas" fo:color="#795DA3" fo:font-size="12pt" style:font-size-asian="12pt" style:font-size-complex="12pt" fo:background-color="#FFFFFF"/>
    </style:style>
    <style:style style:name="T134" style:parent-style-name="pl-smi" style:family="text">
      <style:text-properties style:font-name-complex="Consolas" fo:color="#333333" fo:font-size="12pt" style:font-size-asian="12pt" style:font-size-complex="12pt" fo:background-color="#FFFFFF"/>
    </style:style>
    <style:style style:name="T135" style:parent-style-name="pl-e" style:family="text">
      <style:text-properties style:font-name-complex="Consolas" fo:color="#795DA3" fo:font-size="12pt" style:font-size-asian="12pt" style:font-size-complex="12pt" fo:background-color="#FFFFFF"/>
    </style:style>
    <style:style style:name="T136" style:parent-style-name="Policepardéfaut" style:family="text">
      <style:text-properties style:font-name-complex="Consolas" fo:color="#333333" fo:font-size="12pt" style:font-size-asian="12pt" style:font-size-complex="12pt" fo:background-color="#FFFFFF"/>
    </style:style>
    <style:style style:name="P137" style:parent-style-name="Normal" style:family="paragraph">
      <style:paragraph-properties fo:margin-right="-0.6895in" fo:text-indent="0.4916in"/>
    </style:style>
    <style:style style:name="T138" style:parent-style-name="pl-k" style:family="text">
      <style:text-properties style:font-name-complex="Consolas" fo:color="#A71D5D" fo:font-size="12pt" style:font-size-asian="12pt" style:font-size-complex="12pt" fo:background-color="#FFFFFF"/>
    </style:style>
    <style:style style:name="T139" style:parent-style-name="Policepardéfaut" style:family="text">
      <style:text-properties style:font-name-complex="Consolas" fo:color="#333333" fo:font-size="12pt" style:font-size-asian="12pt" style:font-size-complex="12pt" fo:background-color="#FFFFFF"/>
    </style:style>
    <style:style style:name="T140" style:parent-style-name="pl-k" style:family="text">
      <style:text-properties style:font-name-complex="Consolas" fo:color="#A71D5D" fo:font-size="12pt" style:font-size-asian="12pt" style:font-size-complex="12pt" fo:background-color="#FFFFFF"/>
    </style:style>
    <style:style style:name="T141" style:parent-style-name="Policepardéfaut" style:family="text">
      <style:text-properties style:font-name-complex="Consolas" fo:color="#333333" fo:font-size="12pt" style:font-size-asian="12pt" style:font-size-complex="12pt" fo:background-color="#FFFFFF"/>
    </style:style>
    <style:style style:name="T142" style:parent-style-name="pl-en" style:family="text">
      <style:text-properties style:font-name-complex="Consolas" fo:color="#795DA3" fo:font-size="12pt" style:font-size-asian="12pt" style:font-size-complex="12pt" fo:background-color="#FFFFFF"/>
    </style:style>
    <style:style style:name="T143" style:parent-style-name="Policepardéfaut" style:family="text">
      <style:text-properties style:font-name-complex="Consolas" fo:color="#333333" fo:font-size="12pt" style:font-size-asian="12pt" style:font-size-complex="12pt" fo:background-color="#FFFFFF"/>
    </style:style>
    <style:style style:name="T144" style:parent-style-name="pl-smi" style:family="text">
      <style:text-properties style:font-name-complex="Consolas" fo:color="#333333" fo:font-size="12pt" style:font-size-asian="12pt" style:font-size-complex="12pt" fo:background-color="#FFFFFF"/>
    </style:style>
    <style:style style:name="T145" style:parent-style-name="Policepardéfaut" style:family="text">
      <style:text-properties style:font-name-complex="Consolas" fo:color="#333333" fo:font-size="12pt" style:font-size-asian="12pt" style:font-size-complex="12pt" fo:background-color="#FFFFFF"/>
    </style:style>
    <style:style style:name="T146" style:parent-style-name="pl-v" style:family="text">
      <style:text-properties style:font-name-complex="Consolas" fo:color="#ED6A43" fo:font-size="12pt" style:font-size-asian="12pt" style:font-size-complex="12pt" fo:background-color="#FFFFFF"/>
    </style:style>
    <style:style style:name="T147" style:parent-style-name="Policepardéfaut" style:family="text">
      <style:text-properties style:font-name-complex="Consolas" fo:color="#333333" fo:font-size="12pt" style:font-size-asian="12pt" style:font-size-complex="12pt" fo:background-color="#FFFFFF"/>
    </style:style>
    <style:style style:name="T148" style:parent-style-name="pl-smi" style:family="text">
      <style:text-properties style:font-name-complex="Consolas" fo:color="#333333" fo:font-size="12pt" style:font-size-asian="12pt" style:font-size-complex="12pt" fo:background-color="#FFFFFF"/>
    </style:style>
    <style:style style:name="T149" style:parent-style-name="Policepardéfaut" style:family="text">
      <style:text-properties style:font-name-complex="Consolas" fo:color="#333333" fo:font-size="12pt" style:font-size-asian="12pt" style:font-size-complex="12pt" fo:background-color="#FFFFFF"/>
    </style:style>
    <style:style style:name="T150" style:parent-style-name="pl-v" style:family="text">
      <style:text-properties style:font-name-complex="Consolas" fo:color="#ED6A43" fo:font-size="12pt" style:font-size-asian="12pt" style:font-size-complex="12pt" fo:background-color="#FFFFFF"/>
    </style:style>
    <style:style style:name="T151" style:parent-style-name="Policepardéfaut" style:family="text">
      <style:text-properties style:font-name-complex="Consolas" fo:color="#333333" fo:font-size="12pt" style:font-size-asian="12pt" style:font-size-complex="12pt" fo:background-color="#FFFFFF"/>
    </style:style>
    <style:style style:name="T152" style:parent-style-name="pl-smi" style:family="text">
      <style:text-properties style:font-name-complex="Consolas" fo:color="#333333" fo:font-size="12pt" style:font-size-asian="12pt" style:font-size-complex="12pt" fo:background-color="#FFFFFF"/>
    </style:style>
    <style:style style:name="T153" style:parent-style-name="Policepardéfaut" style:family="text">
      <style:text-properties style:font-name-complex="Consolas" fo:color="#333333" fo:font-size="12pt" style:font-size-asian="12pt" style:font-size-complex="12pt" fo:background-color="#FFFFFF"/>
    </style:style>
    <style:style style:name="T154" style:parent-style-name="pl-v" style:family="text">
      <style:text-properties style:font-name-complex="Consolas" fo:color="#ED6A43" fo:font-size="12pt" style:font-size-asian="12pt" style:font-size-complex="12pt" fo:background-color="#FFFFFF"/>
    </style:style>
    <style:style style:name="T155" style:parent-style-name="Policepardéfaut" style:family="text">
      <style:text-properties style:font-name-complex="Consolas" fo:color="#333333" fo:font-size="12pt" style:font-size-asian="12pt" style:font-size-complex="12pt" fo:background-color="#FFFFFF"/>
    </style:style>
    <style:style style:name="T156" style:parent-style-name="pl-smi" style:family="text">
      <style:text-properties style:font-name-complex="Consolas" fo:color="#333333" fo:font-size="12pt" style:font-size-asian="12pt" style:font-size-complex="12pt" fo:background-color="#FFFFFF"/>
    </style:style>
    <style:style style:name="T157" style:parent-style-name="Policepardéfaut" style:family="text">
      <style:text-properties style:font-name-complex="Consolas" fo:color="#333333" fo:font-size="12pt" style:font-size-asian="12pt" style:font-size-complex="12pt" fo:background-color="#FFFFFF"/>
    </style:style>
    <style:style style:name="T158" style:parent-style-name="pl-v" style:family="text">
      <style:text-properties style:font-name-complex="Consolas" fo:color="#ED6A43" fo:font-size="12pt" style:font-size-asian="12pt" style:font-size-complex="12pt" fo:background-color="#FFFFFF"/>
    </style:style>
    <style:style style:name="T159" style:parent-style-name="Policepardéfaut" style:family="text">
      <style:text-properties style:font-name-complex="Consolas" fo:color="#333333" fo:font-size="12pt" style:font-size-asian="12pt" style:font-size-complex="12pt" fo:background-color="#FFFFFF"/>
    </style:style>
    <style:style style:name="T160" style:parent-style-name="pl-smi" style:family="text">
      <style:text-properties style:font-name-complex="Consolas" fo:color="#333333" fo:font-size="12pt" style:font-size-asian="12pt" style:font-size-complex="12pt" fo:background-color="#FFFFFF"/>
    </style:style>
    <style:style style:name="T161" style:parent-style-name="Policepardéfaut" style:family="text">
      <style:text-properties style:font-name-complex="Consolas" fo:color="#333333" fo:font-size="12pt" style:font-size-asian="12pt" style:font-size-complex="12pt" fo:background-color="#FFFFFF"/>
    </style:style>
    <style:style style:name="T162" style:parent-style-name="pl-v" style:family="text">
      <style:text-properties style:font-name-complex="Consolas" fo:color="#ED6A43" fo:font-size="12pt" style:font-size-asian="12pt" style:font-size-complex="12pt" fo:background-color="#FFFFFF"/>
    </style:style>
    <style:style style:name="T163" style:parent-style-name="Policepardéfaut" style:family="text">
      <style:text-properties style:font-name-complex="Consolas" fo:color="#333333" fo:font-size="12pt" style:font-size-asian="12pt" style:font-size-complex="12pt" fo:background-color="#FFFFFF"/>
    </style:style>
    <style:style style:name="P164" style:parent-style-name="Normal" style:family="paragraph">
      <style:paragraph-properties fo:margin-right="-0.6895in" fo:text-indent="0.4916in"/>
    </style:style>
    <style:style style:name="T165" style:parent-style-name="pl-k" style:family="text">
      <style:text-properties style:font-name-complex="Consolas" fo:color="#A71D5D" fo:font-size="12pt" style:font-size-asian="12pt" style:font-size-complex="12pt" fo:background-color="#FFFFFF"/>
    </style:style>
    <style:style style:name="T166" style:parent-style-name="Policepardéfaut" style:family="text">
      <style:text-properties style:font-name-complex="Consolas" fo:color="#333333" fo:font-size="12pt" style:font-size-asian="12pt" style:font-size-complex="12pt" fo:background-color="#FFFFFF"/>
    </style:style>
    <style:style style:name="T167" style:parent-style-name="pl-smi" style:family="text">
      <style:text-properties style:font-name-complex="Consolas" fo:color="#333333" fo:font-size="12pt" style:font-size-asian="12pt" style:font-size-complex="12pt" fo:background-color="#FFFFFF"/>
    </style:style>
    <style:style style:name="T168" style:parent-style-name="Policepardéfaut" style:family="text">
      <style:text-properties style:font-name-complex="Consolas" fo:color="#333333" fo:font-size="12pt" style:font-size-asian="12pt" style:font-size-complex="12pt" fo:background-color="#FFFFFF"/>
    </style:style>
    <style:style style:name="T169" style:parent-style-name="pl-en" style:family="text">
      <style:text-properties style:font-name-complex="Consolas" fo:color="#795DA3" fo:font-size="12pt" style:font-size-asian="12pt" style:font-size-complex="12pt" fo:background-color="#FFFFFF"/>
    </style:style>
    <style:style style:name="T170" style:parent-style-name="Policepardéfaut" style:family="text">
      <style:text-properties style:font-name-complex="Consolas" fo:color="#333333" fo:font-size="12pt" style:font-size-asian="12pt" style:font-size-complex="12pt" fo:background-color="#FFFFFF"/>
    </style:style>
    <style:style style:name="T171" style:parent-style-name="pl-smi" style:family="text">
      <style:text-properties style:font-name-complex="Consolas" fo:color="#333333" fo:font-size="12pt" style:font-size-asian="12pt" style:font-size-complex="12pt" fo:background-color="#FFFFFF"/>
    </style:style>
    <style:style style:name="T172" style:parent-style-name="Policepardéfaut" style:family="text">
      <style:text-properties style:font-name-complex="Consolas" fo:color="#333333" fo:font-size="12pt" style:font-size-asian="12pt" style:font-size-complex="12pt" fo:background-color="#FFFFFF"/>
    </style:style>
    <style:style style:name="T173" style:parent-style-name="pl-v" style:family="text">
      <style:text-properties style:font-name-complex="Consolas" fo:color="#ED6A43" fo:font-size="12pt" style:font-size-asian="12pt" style:font-size-complex="12pt" fo:background-color="#FFFFFF"/>
    </style:style>
    <style:style style:name="T174" style:parent-style-name="Policepardéfaut" style:family="text">
      <style:text-properties style:font-name-complex="Consolas" fo:color="#333333" fo:font-size="12pt" style:font-size-asian="12pt" style:font-size-complex="12pt" fo:background-color="#FFFFFF"/>
    </style:style>
    <style:style style:name="P175" style:parent-style-name="Normal" style:family="paragraph">
      <style:paragraph-properties fo:margin-right="-0.6895in" fo:text-indent="0.4916in"/>
    </style:style>
    <style:style style:name="T176" style:parent-style-name="pl-k" style:family="text">
      <style:text-properties style:font-name-complex="Consolas" fo:color="#A71D5D" fo:font-size="12pt" style:font-size-asian="12pt" style:font-size-complex="12pt" fo:background-color="#FFFFFF"/>
    </style:style>
    <style:style style:name="T177" style:parent-style-name="Policepardéfaut" style:family="text">
      <style:text-properties style:font-name-complex="Consolas" fo:color="#333333" fo:font-size="12pt" style:font-size-asian="12pt" style:font-size-complex="12pt" fo:background-color="#FFFFFF"/>
    </style:style>
    <style:style style:name="T178" style:parent-style-name="pl-smi" style:family="text">
      <style:text-properties style:font-name-complex="Consolas" fo:color="#333333" fo:font-size="12pt" style:font-size-asian="12pt" style:font-size-complex="12pt" fo:background-color="#FFFFFF"/>
    </style:style>
    <style:style style:name="T179" style:parent-style-name="Policepardéfaut" style:family="text">
      <style:text-properties style:font-name-complex="Consolas" fo:color="#333333" fo:font-size="12pt" style:font-size-asian="12pt" style:font-size-complex="12pt" fo:background-color="#FFFFFF"/>
    </style:style>
    <style:style style:name="T180" style:parent-style-name="pl-en" style:family="text">
      <style:text-properties style:font-name-complex="Consolas" fo:color="#795DA3" fo:font-size="12pt" style:font-size-asian="12pt" style:font-size-complex="12pt" fo:background-color="#FFFFFF"/>
    </style:style>
    <style:style style:name="T181" style:parent-style-name="Policepardéfaut" style:family="text">
      <style:text-properties style:font-name-complex="Consolas" fo:color="#333333" fo:font-size="12pt" style:font-size-asian="12pt" style:font-size-complex="12pt" fo:background-color="#FFFFFF"/>
    </style:style>
    <style:style style:name="T182" style:parent-style-name="pl-smi" style:family="text">
      <style:text-properties style:font-name-complex="Consolas" fo:color="#333333" fo:font-size="12pt" style:font-size-asian="12pt" style:font-size-complex="12pt" fo:background-color="#FFFFFF"/>
    </style:style>
    <style:style style:name="T183" style:parent-style-name="Policepardéfaut" style:family="text">
      <style:text-properties style:font-name-complex="Consolas" fo:color="#333333" fo:font-size="12pt" style:font-size-asian="12pt" style:font-size-complex="12pt" fo:background-color="#FFFFFF"/>
    </style:style>
    <style:style style:name="T184" style:parent-style-name="pl-v" style:family="text">
      <style:text-properties style:font-name-complex="Consolas" fo:color="#ED6A43" fo:font-size="12pt" style:font-size-asian="12pt" style:font-size-complex="12pt" fo:background-color="#FFFFFF"/>
    </style:style>
    <style:style style:name="T185" style:parent-style-name="Policepardéfaut" style:family="text">
      <style:text-properties style:font-name-complex="Consolas" fo:color="#333333" fo:font-size="12pt" style:font-size-asian="12pt" style:font-size-complex="12pt" fo:background-color="#FFFFFF"/>
    </style:style>
    <style:style style:name="P186" style:parent-style-name="Normal" style:family="paragraph">
      <style:paragraph-properties fo:margin-right="-0.6895in"/>
      <style:text-properties style:font-name-complex="Consolas" fo:color="#333333" fo:font-size="12pt" style:font-size-asian="12pt" style:font-size-complex="12pt" fo:background-color="#FFFFFF"/>
    </style:style>
    <style:style style:name="P187" style:parent-style-name="Normal" style:family="paragraph">
      <style:paragraph-properties fo:margin-right="-0.6895in"/>
      <style:text-properties style:font-name-complex="Consolas" fo:color="#333333" fo:font-size="12pt" style:font-size-asian="12pt" style:font-size-complex="12pt" fo:background-color="#FFFFFF"/>
    </style:style>
    <style:style style:name="P188" style:parent-style-name="Normal" style:family="paragraph">
      <style:paragraph-properties fo:margin-right="-0.6895in"/>
    </style:style>
    <style:style style:name="T189" style:parent-style-name="pl-k" style:family="text">
      <style:text-properties style:font-name-complex="Consolas" fo:color="#A71D5D" fo:font-size="12pt" style:font-size-asian="12pt" style:font-size-complex="12pt" fo:background-color="#FFFFFF"/>
    </style:style>
    <style:style style:name="T190" style:parent-style-name="Policepardéfaut" style:family="text">
      <style:text-properties style:font-name-complex="Consolas" fo:color="#333333" fo:font-size="12pt" style:font-size-asian="12pt" style:font-size-complex="12pt" fo:background-color="#FFFFFF"/>
    </style:style>
    <style:style style:name="T191" style:parent-style-name="pl-k" style:family="text">
      <style:text-properties style:font-name-complex="Consolas" fo:color="#A71D5D" fo:font-size="12pt" style:font-size-asian="12pt" style:font-size-complex="12pt" fo:background-color="#FFFFFF"/>
    </style:style>
    <style:style style:name="T192" style:parent-style-name="Policepardéfaut" style:family="text">
      <style:text-properties style:font-name-complex="Consolas" fo:color="#333333" fo:font-size="12pt" style:font-size-asian="12pt" style:font-size-complex="12pt" fo:background-color="#FFFFFF"/>
    </style:style>
    <style:style style:name="T193" style:parent-style-name="pl-en" style:family="text">
      <style:text-properties style:font-name-complex="Consolas" fo:color="#795DA3" fo:font-size="12pt" style:font-size-asian="12pt" style:font-size-complex="12pt" fo:background-color="#FFFFFF"/>
    </style:style>
    <style:style style:name="T194" style:parent-style-name="Policepardéfaut" style:family="text">
      <style:text-properties style:font-name-complex="Consolas" fo:color="#333333" fo:font-size="12pt" style:font-size-asian="12pt" style:font-size-complex="12pt" fo:background-color="#FFFFFF"/>
    </style:style>
    <style:style style:name="T195" style:parent-style-name="pl-smi" style:family="text">
      <style:text-properties style:font-name-complex="Consolas" fo:color="#333333" fo:font-size="12pt" style:font-size-asian="12pt" style:font-size-complex="12pt" fo:background-color="#FFFFFF"/>
    </style:style>
    <style:style style:name="T196" style:parent-style-name="Policepardéfaut" style:family="text">
      <style:text-properties style:font-name-complex="Consolas" fo:color="#333333" fo:font-size="12pt" style:font-size-asian="12pt" style:font-size-complex="12pt" fo:background-color="#FFFFFF"/>
    </style:style>
    <style:style style:name="T197" style:parent-style-name="pl-v" style:family="text">
      <style:text-properties style:font-name-complex="Consolas" fo:color="#ED6A43" fo:font-size="12pt" style:font-size-asian="12pt" style:font-size-complex="12pt" fo:background-color="#FFFFFF"/>
    </style:style>
    <style:style style:name="T198" style:parent-style-name="Policepardéfaut" style:family="text">
      <style:text-properties style:font-name-complex="Consolas" fo:color="#333333" fo:font-size="12pt" style:font-size-asian="12pt" style:font-size-complex="12pt" fo:background-color="#FFFFFF"/>
    </style:style>
    <style:style style:name="T199" style:parent-style-name="pl-k" style:family="text">
      <style:text-properties style:font-name-complex="Consolas" fo:color="#A71D5D" fo:font-size="12pt" style:font-size-asian="12pt" style:font-size-complex="12pt" fo:background-color="#FFFFFF"/>
    </style:style>
    <style:style style:name="T200" style:parent-style-name="Policepardéfaut" style:family="text">
      <style:text-properties style:font-name-complex="Consolas" fo:color="#333333" fo:font-size="12pt" style:font-size-asian="12pt" style:font-size-complex="12pt" fo:background-color="#FFFFFF"/>
    </style:style>
    <style:style style:name="T201" style:parent-style-name="pl-v" style:family="text">
      <style:text-properties style:font-name-complex="Consolas" fo:color="#ED6A43" fo:font-size="12pt" style:font-size-asian="12pt" style:font-size-complex="12pt" fo:background-color="#FFFFFF"/>
    </style:style>
    <style:style style:name="T202" style:parent-style-name="Policepardéfaut" style:family="text">
      <style:text-properties style:font-name-complex="Consolas" fo:color="#333333" fo:font-size="12pt" style:font-size-asian="12pt" style:font-size-complex="12pt" fo:background-color="#FFFFFF"/>
    </style:style>
    <style:style style:name="T203" style:parent-style-name="pl-k" style:family="text">
      <style:text-properties style:font-name-complex="Consolas" fo:color="#A71D5D" fo:font-size="12pt" style:font-size-asian="12pt" style:font-size-complex="12pt" fo:background-color="#FFFFFF"/>
    </style:style>
    <style:style style:name="T204" style:parent-style-name="Policepardéfaut" style:family="text">
      <style:text-properties style:font-name-complex="Consolas" fo:color="#333333" fo:font-size="12pt" style:font-size-asian="12pt" style:font-size-complex="12pt" fo:background-color="#FFFFFF"/>
    </style:style>
    <style:style style:name="T205" style:parent-style-name="pl-v" style:family="text">
      <style:text-properties style:font-name-complex="Consolas" fo:color="#ED6A43" fo:font-size="12pt" style:font-size-asian="12pt" style:font-size-complex="12pt" fo:background-color="#FFFFFF"/>
    </style:style>
    <style:style style:name="T206" style:parent-style-name="Policepardéfaut" style:family="text">
      <style:text-properties style:font-name-complex="Consolas" fo:color="#333333" fo:font-size="12pt" style:font-size-asian="12pt" style:font-size-complex="12pt" fo:background-color="#FFFFFF"/>
    </style:style>
    <style:style style:name="T207" style:parent-style-name="pl-k" style:family="text">
      <style:text-properties style:font-name-complex="Consolas" fo:color="#A71D5D" fo:font-size="12pt" style:font-size-asian="12pt" style:font-size-complex="12pt" fo:background-color="#FFFFFF"/>
    </style:style>
    <style:style style:name="T208" style:parent-style-name="Policepardéfaut" style:family="text">
      <style:text-properties style:font-name-complex="Consolas" fo:color="#333333" fo:font-size="12pt" style:font-size-asian="12pt" style:font-size-complex="12pt" fo:background-color="#FFFFFF"/>
    </style:style>
    <style:style style:name="T209" style:parent-style-name="pl-v" style:family="text">
      <style:text-properties style:font-name-complex="Consolas" fo:color="#ED6A43" fo:font-size="12pt" style:font-size-asian="12pt" style:font-size-complex="12pt" fo:background-color="#FFFFFF"/>
    </style:style>
    <style:style style:name="T210" style:parent-style-name="Policepardéfaut" style:family="text">
      <style:text-properties style:font-name-complex="Consolas" fo:color="#333333" fo:font-size="12pt" style:font-size-asian="12pt" style:font-size-complex="12pt" fo:background-color="#FFFFFF"/>
    </style:style>
    <style:style style:name="P211" style:parent-style-name="Normal" style:family="paragraph">
      <style:paragraph-properties fo:margin-right="-0.6895in"/>
    </style:style>
    <style:style style:name="T212" style:parent-style-name="pl-k" style:family="text">
      <style:text-properties style:font-name-complex="Consolas" fo:color="#A71D5D" fo:font-size="12pt" style:font-size-asian="12pt" style:font-size-complex="12pt" fo:background-color="#FFFFFF"/>
    </style:style>
    <style:style style:name="T213" style:parent-style-name="Policepardéfaut" style:family="text">
      <style:text-properties style:font-name-complex="Consolas" fo:color="#333333" fo:font-size="12pt" style:font-size-asian="12pt" style:font-size-complex="12pt" fo:background-color="#FFFFFF"/>
    </style:style>
    <style:style style:name="T214" style:parent-style-name="pl-k" style:family="text">
      <style:text-properties style:font-name-complex="Consolas" fo:color="#A71D5D" fo:font-size="12pt" style:font-size-asian="12pt" style:font-size-complex="12pt" fo:background-color="#FFFFFF"/>
    </style:style>
    <style:style style:name="T215" style:parent-style-name="Policepardéfaut" style:family="text">
      <style:text-properties style:font-name-complex="Consolas" fo:color="#333333" fo:font-size="12pt" style:font-size-asian="12pt" style:font-size-complex="12pt" fo:background-color="#FFFFFF"/>
    </style:style>
    <style:style style:name="T216" style:parent-style-name="pl-en" style:family="text">
      <style:text-properties style:font-name-complex="Consolas" fo:color="#795DA3" fo:font-size="12pt" style:font-size-asian="12pt" style:font-size-complex="12pt" fo:background-color="#FFFFFF"/>
    </style:style>
    <style:style style:name="T217" style:parent-style-name="Policepardéfaut" style:family="text">
      <style:text-properties style:font-name-complex="Consolas" fo:color="#333333" fo:font-size="12pt" style:font-size-asian="12pt" style:font-size-complex="12pt" fo:background-color="#FFFFFF"/>
    </style:style>
    <style:style style:name="T218" style:parent-style-name="pl-k" style:family="text">
      <style:text-properties style:font-name-complex="Consolas" fo:color="#A71D5D" fo:font-size="12pt" style:font-size-asian="12pt" style:font-size-complex="12pt" fo:background-color="#FFFFFF"/>
    </style:style>
    <style:style style:name="T219" style:parent-style-name="Policepardéfaut" style:family="text">
      <style:text-properties style:font-name-complex="Consolas" fo:color="#333333" fo:font-size="12pt" style:font-size-asian="12pt" style:font-size-complex="12pt" fo:background-color="#FFFFFF"/>
    </style:style>
    <style:style style:name="T220" style:parent-style-name="pl-smi" style:family="text">
      <style:text-properties style:font-name-complex="Consolas" fo:color="#333333" fo:font-size="12pt" style:font-size-asian="12pt" style:font-size-complex="12pt" fo:background-color="#FFFFFF"/>
    </style:style>
    <style:style style:name="T221" style:parent-style-name="Policepardéfaut" style:family="text">
      <style:text-properties style:font-name-complex="Consolas" fo:color="#333333" fo:font-size="12pt" style:font-size-asian="12pt" style:font-size-complex="12pt" fo:background-color="#FFFFFF"/>
    </style:style>
    <style:style style:name="T222" style:parent-style-name="pl-v" style:family="text">
      <style:text-properties style:font-name-complex="Consolas" fo:color="#ED6A43" fo:font-size="12pt" style:font-size-asian="12pt" style:font-size-complex="12pt" fo:background-color="#FFFFFF"/>
    </style:style>
    <style:style style:name="T223" style:parent-style-name="Policepardéfaut" style:family="text">
      <style:text-properties style:font-name-complex="Consolas" fo:color="#333333" fo:font-size="12pt" style:font-size-asian="12pt" style:font-size-complex="12pt" fo:background-color="#FFFFFF"/>
    </style:style>
    <style:style style:name="T224" style:parent-style-name="pl-k" style:family="text">
      <style:text-properties style:font-name-complex="Consolas" fo:color="#A71D5D" fo:font-size="12pt" style:font-size-asian="12pt" style:font-size-complex="12pt" fo:background-color="#FFFFFF"/>
    </style:style>
    <style:style style:name="T225" style:parent-style-name="Policepardéfaut" style:family="text">
      <style:text-properties style:font-name-complex="Consolas" fo:color="#333333" fo:font-size="12pt" style:font-size-asian="12pt" style:font-size-complex="12pt" fo:background-color="#FFFFFF"/>
    </style:style>
    <style:style style:name="T226" style:parent-style-name="pl-smi" style:family="text">
      <style:text-properties style:font-name-complex="Consolas" fo:color="#333333" fo:font-size="12pt" style:font-size-asian="12pt" style:font-size-complex="12pt" fo:background-color="#FFFFFF"/>
    </style:style>
    <style:style style:name="T227" style:parent-style-name="Policepardéfaut" style:family="text">
      <style:text-properties style:font-name-complex="Consolas" fo:color="#333333" fo:font-size="12pt" style:font-size-asian="12pt" style:font-size-complex="12pt" fo:background-color="#FFFFFF"/>
    </style:style>
    <style:style style:name="T228" style:parent-style-name="pl-v" style:family="text">
      <style:text-properties style:font-name-complex="Consolas" fo:color="#ED6A43" fo:font-size="12pt" style:font-size-asian="12pt" style:font-size-complex="12pt" fo:background-color="#FFFFFF"/>
    </style:style>
    <style:style style:name="T229" style:parent-style-name="Policepardéfaut" style:family="text">
      <style:text-properties style:font-name-complex="Consolas" fo:color="#333333" fo:font-size="12pt" style:font-size-asian="12pt" style:font-size-complex="12pt" fo:background-color="#FFFFFF"/>
    </style:style>
    <style:style style:name="P230" style:parent-style-name="Normal" style:family="paragraph">
      <style:paragraph-properties fo:margin-right="-0.6895in"/>
      <style:text-properties style:font-name="Consolas" style:font-name-complex="Consolas" fo:color="#333333" fo:font-size="12pt" style:font-size-asian="12pt" style:font-size-complex="12pt" fo:background-color="#FFFFFF"/>
    </style:style>
    <style:style style:name="P231" style:parent-style-name="Normal" style:family="paragraph">
      <style:paragraph-properties fo:margin-right="-0.6895in"/>
      <style:text-properties style:font-name="Consolas" style:font-name-complex="Consolas" fo:color="#333333" fo:font-size="12pt" style:font-size-asian="12pt" style:font-size-complex="12pt" fo:background-color="#FFFFFF"/>
    </style:style>
    <style:style style:name="P232" style:parent-style-name="Normal" style:family="paragraph">
      <style:paragraph-properties fo:margin-right="-0.6895in"/>
      <style:text-properties style:font-name="Consolas" style:font-name-complex="Consolas" fo:color="#333333" fo:font-size="12pt" style:font-size-asian="12pt" style:font-size-complex="12pt" fo:background-color="#FFFFFF"/>
    </style:style>
    <style:style style:name="P233" style:parent-style-name="Paragraphedeliste" style:list-style-name="LFO1" style:family="paragraph">
      <style:paragraph-properties fo:margin-right="-0.6895in"/>
      <style:text-properties style:font-name="Consolas" style:font-name-complex="Consolas" fo:font-weight="bold" style:font-weight-asian="bold" fo:color="#333333" fo:font-size="14pt" style:font-size-asian="14pt" style:font-size-complex="14pt" fo:background-color="#FFFFFF"/>
    </style:style>
    <style:style style:name="P234" style:parent-style-name="Normal" style:family="paragraph">
      <style:paragraph-properties fo:margin-right="-0.6895in"/>
    </style:style>
    <style:style style:name="T235" style:parent-style-name="pl-k" style:family="text">
      <style:text-properties style:font-name-complex="Consolas" fo:color="#A71D5D" fo:font-size="12pt" style:font-size-asian="12pt" style:font-size-complex="12pt" fo:background-color="#FFFFFF"/>
    </style:style>
    <style:style style:name="T236" style:parent-style-name="Policepardéfaut" style:family="text">
      <style:text-properties style:font-name-complex="Consolas" fo:color="#333333" fo:font-size="12pt" style:font-size-asian="12pt" style:font-size-complex="12pt" fo:background-color="#FFFFFF"/>
    </style:style>
    <style:style style:name="T237" style:parent-style-name="pl-k" style:family="text">
      <style:text-properties style:font-name-complex="Consolas" fo:color="#A71D5D" fo:font-size="12pt" style:font-size-asian="12pt" style:font-size-complex="12pt" fo:background-color="#FFFFFF"/>
    </style:style>
    <style:style style:name="T238" style:parent-style-name="Policepardéfaut" style:family="text">
      <style:text-properties style:font-name-complex="Consolas" fo:color="#333333" fo:font-size="12pt" style:font-size-asian="12pt" style:font-size-complex="12pt" fo:background-color="#FFFFFF"/>
    </style:style>
    <style:style style:name="T239" style:parent-style-name="pl-en" style:family="text">
      <style:text-properties style:font-name-complex="Consolas" fo:color="#795DA3" fo:font-size="12pt" style:font-size-asian="12pt" style:font-size-complex="12pt" fo:background-color="#FFFFFF"/>
    </style:style>
    <style:style style:name="T240" style:parent-style-name="Policepardéfaut" style:family="text">
      <style:text-properties style:font-name-complex="Consolas" fo:color="#333333" fo:font-size="12pt" style:font-size-asian="12pt" style:font-size-complex="12pt" fo:background-color="#FFFFFF"/>
    </style:style>
    <style:style style:name="T241" style:parent-style-name="pl-smi" style:family="text">
      <style:text-properties style:font-name-complex="Consolas" fo:color="#333333" fo:font-size="12pt" style:font-size-asian="12pt" style:font-size-complex="12pt" fo:background-color="#FFFFFF"/>
    </style:style>
    <style:style style:name="T242" style:parent-style-name="Policepardéfaut" style:family="text">
      <style:text-properties style:font-name-complex="Consolas" fo:color="#333333" fo:font-size="12pt" style:font-size-asian="12pt" style:font-size-complex="12pt" fo:background-color="#FFFFFF"/>
    </style:style>
    <style:style style:name="T243" style:parent-style-name="pl-v" style:family="text">
      <style:text-properties style:font-name-complex="Consolas" fo:color="#ED6A43" fo:font-size="12pt" style:font-size-asian="12pt" style:font-size-complex="12pt" fo:background-color="#FFFFFF"/>
    </style:style>
    <style:style style:name="T244" style:parent-style-name="Policepardéfaut" style:family="text">
      <style:text-properties style:font-name-complex="Consolas" fo:color="#333333" fo:font-size="12pt" style:font-size-asian="12pt" style:font-size-complex="12pt" fo:background-color="#FFFFFF"/>
    </style:style>
    <style:style style:name="T245" style:parent-style-name="pl-smi" style:family="text">
      <style:text-properties style:font-name-complex="Consolas" fo:color="#333333" fo:font-size="12pt" style:font-size-asian="12pt" style:font-size-complex="12pt" fo:background-color="#FFFFFF"/>
    </style:style>
    <style:style style:name="T246" style:parent-style-name="Policepardéfaut" style:family="text">
      <style:text-properties style:font-name-complex="Consolas" fo:color="#333333" fo:font-size="12pt" style:font-size-asian="12pt" style:font-size-complex="12pt" fo:background-color="#FFFFFF"/>
    </style:style>
    <style:style style:name="T247" style:parent-style-name="pl-v" style:family="text">
      <style:text-properties style:font-name-complex="Consolas" fo:color="#ED6A43" fo:font-size="12pt" style:font-size-asian="12pt" style:font-size-complex="12pt" fo:background-color="#FFFFFF"/>
    </style:style>
    <style:style style:name="T248" style:parent-style-name="Policepardéfaut" style:family="text">
      <style:text-properties style:font-name-complex="Consolas" fo:color="#333333" fo:font-size="12pt" style:font-size-asian="12pt" style:font-size-complex="12pt" fo:background-color="#FFFFFF"/>
    </style:style>
    <style:style style:name="P249" style:parent-style-name="Normal" style:family="paragraph">
      <style:paragraph-properties fo:margin-right="-0.6895in"/>
    </style:style>
    <style:style style:name="T250" style:parent-style-name="pl-k" style:family="text">
      <style:text-properties style:font-name-complex="Consolas" fo:color="#A71D5D" fo:font-size="12pt" style:font-size-asian="12pt" style:font-size-complex="12pt" fo:background-color="#FFFFFF"/>
    </style:style>
    <style:style style:name="T251" style:parent-style-name="Policepardéfaut" style:family="text">
      <style:text-properties style:font-name-complex="Consolas" fo:color="#333333" fo:font-size="12pt" style:font-size-asian="12pt" style:font-size-complex="12pt" fo:background-color="#FFFFFF"/>
    </style:style>
    <style:style style:name="T252" style:parent-style-name="pl-k" style:family="text">
      <style:text-properties style:font-name-complex="Consolas" fo:color="#A71D5D" fo:font-size="12pt" style:font-size-asian="12pt" style:font-size-complex="12pt" fo:background-color="#FFFFFF"/>
    </style:style>
    <style:style style:name="T253" style:parent-style-name="Policepardéfaut" style:family="text">
      <style:text-properties style:font-name-complex="Consolas" fo:color="#333333" fo:font-size="12pt" style:font-size-asian="12pt" style:font-size-complex="12pt" fo:background-color="#FFFFFF"/>
    </style:style>
    <style:style style:name="T254" style:parent-style-name="pl-en" style:family="text">
      <style:text-properties style:font-name-complex="Consolas" fo:color="#795DA3" fo:font-size="12pt" style:font-size-asian="12pt" style:font-size-complex="12pt" fo:background-color="#FFFFFF"/>
    </style:style>
    <style:style style:name="T255" style:parent-style-name="Policepardéfaut" style:family="text">
      <style:text-properties style:font-name-complex="Consolas" fo:color="#333333" fo:font-size="12pt" style:font-size-asian="12pt" style:font-size-complex="12pt" fo:background-color="#FFFFFF"/>
    </style:style>
    <style:style style:name="T256" style:parent-style-name="pl-smi" style:family="text">
      <style:text-properties style:font-name-complex="Consolas" fo:color="#333333" fo:font-size="12pt" style:font-size-asian="12pt" style:font-size-complex="12pt" fo:background-color="#FFFFFF"/>
    </style:style>
    <style:style style:name="T257" style:parent-style-name="Policepardéfaut" style:family="text">
      <style:text-properties style:font-name-complex="Consolas" fo:color="#333333" fo:font-size="12pt" style:font-size-asian="12pt" style:font-size-complex="12pt" fo:background-color="#FFFFFF"/>
    </style:style>
    <style:style style:name="T258" style:parent-style-name="pl-v" style:family="text">
      <style:text-properties style:font-name-complex="Consolas" fo:color="#ED6A43" fo:font-size="12pt" style:font-size-asian="12pt" style:font-size-complex="12pt" fo:background-color="#FFFFFF"/>
    </style:style>
    <style:style style:name="T259" style:parent-style-name="Policepardéfaut" style:family="text">
      <style:text-properties style:font-name-complex="Consolas" fo:color="#333333" fo:font-size="12pt" style:font-size-asian="12pt" style:font-size-complex="12pt" fo:background-color="#FFFFFF"/>
    </style:style>
    <style:style style:name="P260" style:parent-style-name="Normal" style:family="paragraph">
      <style:paragraph-properties fo:margin-right="-0.6895in"/>
    </style:style>
    <style:style style:name="T261" style:parent-style-name="pl-k" style:family="text">
      <style:text-properties style:font-name-complex="Consolas" fo:color="#A71D5D" fo:font-size="12pt" style:font-size-asian="12pt" style:font-size-complex="12pt" fo:background-color="#FFFFFF"/>
    </style:style>
    <style:style style:name="T262" style:parent-style-name="Policepardéfaut" style:family="text">
      <style:text-properties style:font-name-complex="Consolas" fo:color="#333333" fo:font-size="12pt" style:font-size-asian="12pt" style:font-size-complex="12pt" fo:background-color="#FFFFFF"/>
    </style:style>
    <style:style style:name="T263" style:parent-style-name="pl-k" style:family="text">
      <style:text-properties style:font-name-complex="Consolas" fo:color="#A71D5D" fo:font-size="12pt" style:font-size-asian="12pt" style:font-size-complex="12pt" fo:background-color="#FFFFFF"/>
    </style:style>
    <style:style style:name="T264" style:parent-style-name="Policepardéfaut" style:family="text">
      <style:text-properties style:font-name-complex="Consolas" fo:color="#333333" fo:font-size="12pt" style:font-size-asian="12pt" style:font-size-complex="12pt" fo:background-color="#FFFFFF"/>
    </style:style>
    <style:style style:name="T265" style:parent-style-name="pl-en" style:family="text">
      <style:text-properties style:font-name-complex="Consolas" fo:color="#795DA3" fo:font-size="12pt" style:font-size-asian="12pt" style:font-size-complex="12pt" fo:background-color="#FFFFFF"/>
    </style:style>
    <style:style style:name="T266" style:parent-style-name="Policepardéfaut" style:family="text">
      <style:text-properties style:font-name-complex="Consolas" fo:color="#333333" fo:font-size="12pt" style:font-size-asian="12pt" style:font-size-complex="12pt" fo:background-color="#FFFFFF"/>
    </style:style>
    <style:style style:name="T267" style:parent-style-name="pl-k" style:family="text">
      <style:text-properties style:font-name-complex="Consolas" fo:color="#A71D5D" fo:font-size="12pt" style:font-size-asian="12pt" style:font-size-complex="12pt" fo:background-color="#FFFFFF"/>
    </style:style>
    <style:style style:name="T268" style:parent-style-name="Policepardéfaut" style:family="text">
      <style:text-properties style:font-name-complex="Consolas" fo:color="#333333" fo:font-size="12pt" style:font-size-asian="12pt" style:font-size-complex="12pt" fo:background-color="#FFFFFF"/>
    </style:style>
    <style:style style:name="T269" style:parent-style-name="pl-v" style:family="text">
      <style:text-properties style:font-name-complex="Consolas" fo:color="#ED6A43" fo:font-size="12pt" style:font-size-asian="12pt" style:font-size-complex="12pt" fo:background-color="#FFFFFF"/>
    </style:style>
    <style:style style:name="T270" style:parent-style-name="Policepardéfaut" style:family="text">
      <style:text-properties style:font-name-complex="Consolas" fo:color="#333333" fo:font-size="12pt" style:font-size-asian="12pt" style:font-size-complex="12pt" fo:background-color="#FFFFFF"/>
    </style:style>
    <style:style style:name="P271" style:parent-style-name="Normal" style:family="paragraph">
      <style:paragraph-properties fo:margin-right="-0.6895in"/>
    </style:style>
    <style:style style:name="T272" style:parent-style-name="pl-k" style:family="text">
      <style:text-properties style:font-name-complex="Consolas" fo:color="#A71D5D" fo:font-size="12pt" style:font-size-asian="12pt" style:font-size-complex="12pt" fo:background-color="#FFFFFF"/>
    </style:style>
    <style:style style:name="T273" style:parent-style-name="Policepardéfaut" style:family="text">
      <style:text-properties style:font-name-complex="Consolas" fo:color="#333333" fo:font-size="12pt" style:font-size-asian="12pt" style:font-size-complex="12pt" fo:background-color="#FFFFFF"/>
    </style:style>
    <style:style style:name="T274" style:parent-style-name="pl-k" style:family="text">
      <style:text-properties style:font-name-complex="Consolas" fo:color="#A71D5D" fo:font-size="12pt" style:font-size-asian="12pt" style:font-size-complex="12pt" fo:background-color="#FFFFFF"/>
    </style:style>
    <style:style style:name="T275" style:parent-style-name="Policepardéfaut" style:family="text">
      <style:text-properties style:font-name-complex="Consolas" fo:color="#333333" fo:font-size="12pt" style:font-size-asian="12pt" style:font-size-complex="12pt" fo:background-color="#FFFFFF"/>
    </style:style>
    <style:style style:name="T276" style:parent-style-name="pl-en" style:family="text">
      <style:text-properties style:font-name-complex="Consolas" fo:color="#795DA3" fo:font-size="12pt" style:font-size-asian="12pt" style:font-size-complex="12pt" fo:background-color="#FFFFFF"/>
    </style:style>
    <style:style style:name="T277" style:parent-style-name="Policepardéfaut" style:family="text">
      <style:text-properties style:font-name-complex="Consolas" fo:color="#333333" fo:font-size="12pt" style:font-size-asian="12pt" style:font-size-complex="12pt" fo:background-color="#FFFFFF"/>
    </style:style>
    <style:style style:name="P278" style:parent-style-name="Normal" style:family="paragraph">
      <style:paragraph-properties fo:margin-right="-0.6895in"/>
    </style:style>
    <style:style style:name="T279" style:parent-style-name="pl-k" style:family="text">
      <style:text-properties style:font-name-complex="Consolas" fo:color="#A71D5D" fo:font-size="12pt" style:font-size-asian="12pt" style:font-size-complex="12pt" fo:background-color="#FFFFFF"/>
    </style:style>
    <style:style style:name="T280" style:parent-style-name="Policepardéfaut" style:family="text">
      <style:text-properties style:font-name-complex="Consolas" fo:color="#333333" fo:font-size="12pt" style:font-size-asian="12pt" style:font-size-complex="12pt" fo:background-color="#FFFFFF"/>
    </style:style>
    <style:style style:name="T281" style:parent-style-name="pl-k" style:family="text">
      <style:text-properties style:font-name-complex="Consolas" fo:color="#A71D5D" fo:font-size="12pt" style:font-size-asian="12pt" style:font-size-complex="12pt" fo:background-color="#FFFFFF"/>
    </style:style>
    <style:style style:name="T282" style:parent-style-name="Policepardéfaut" style:family="text">
      <style:text-properties style:font-name-complex="Consolas" fo:color="#333333" fo:font-size="12pt" style:font-size-asian="12pt" style:font-size-complex="12pt" fo:background-color="#FFFFFF"/>
    </style:style>
    <style:style style:name="T283" style:parent-style-name="pl-en" style:family="text">
      <style:text-properties style:font-name-complex="Consolas" fo:color="#795DA3" fo:font-size="12pt" style:font-size-asian="12pt" style:font-size-complex="12pt" fo:background-color="#FFFFFF"/>
    </style:style>
    <style:style style:name="T284" style:parent-style-name="Policepardéfaut" style:family="text">
      <style:text-properties style:font-name-complex="Consolas" fo:color="#333333" fo:font-size="12pt" style:font-size-asian="12pt" style:font-size-complex="12pt" fo:background-color="#FFFFFF"/>
    </style:style>
    <style:style style:name="T285" style:parent-style-name="pl-k" style:family="text">
      <style:text-properties style:font-name-complex="Consolas" fo:color="#A71D5D" fo:font-size="12pt" style:font-size-asian="12pt" style:font-size-complex="12pt" fo:background-color="#FFFFFF"/>
    </style:style>
    <style:style style:name="T286" style:parent-style-name="Policepardéfaut" style:family="text">
      <style:text-properties style:font-name-complex="Consolas" fo:color="#333333" fo:font-size="12pt" style:font-size-asian="12pt" style:font-size-complex="12pt" fo:background-color="#FFFFFF"/>
    </style:style>
    <style:style style:name="T287" style:parent-style-name="pl-v" style:family="text">
      <style:text-properties style:font-name-complex="Consolas" fo:color="#ED6A43" fo:font-size="12pt" style:font-size-asian="12pt" style:font-size-complex="12pt" fo:background-color="#FFFFFF"/>
    </style:style>
    <style:style style:name="T288" style:parent-style-name="Policepardéfaut" style:family="text">
      <style:text-properties style:font-name-complex="Consolas" fo:color="#333333" fo:font-size="12pt" style:font-size-asian="12pt" style:font-size-complex="12pt" fo:background-color="#FFFFFF"/>
    </style:style>
    <style:style style:name="T289" style:parent-style-name="pl-k" style:family="text">
      <style:text-properties style:font-name-complex="Consolas" fo:color="#A71D5D" fo:font-size="12pt" style:font-size-asian="12pt" style:font-size-complex="12pt" fo:background-color="#FFFFFF"/>
    </style:style>
    <style:style style:name="T290" style:parent-style-name="Policepardéfaut" style:family="text">
      <style:text-properties style:font-name-complex="Consolas" fo:color="#333333" fo:font-size="12pt" style:font-size-asian="12pt" style:font-size-complex="12pt" fo:background-color="#FFFFFF"/>
    </style:style>
    <style:style style:name="T291" style:parent-style-name="pl-v" style:family="text">
      <style:text-properties style:font-name-complex="Consolas" fo:color="#ED6A43" fo:font-size="12pt" style:font-size-asian="12pt" style:font-size-complex="12pt" fo:background-color="#FFFFFF"/>
    </style:style>
    <style:style style:name="T292" style:parent-style-name="Policepardéfaut" style:family="text">
      <style:text-properties style:font-name-complex="Consolas" fo:color="#333333" fo:font-size="12pt" style:font-size-asian="12pt" style:font-size-complex="12pt" fo:background-color="#FFFFFF"/>
    </style:style>
    <style:style style:name="T293" style:parent-style-name="pl-k" style:family="text">
      <style:text-properties style:font-name-complex="Consolas" fo:color="#A71D5D" fo:font-size="12pt" style:font-size-asian="12pt" style:font-size-complex="12pt" fo:background-color="#FFFFFF"/>
    </style:style>
    <style:style style:name="T294" style:parent-style-name="Policepardéfaut" style:family="text">
      <style:text-properties style:font-name-complex="Consolas" fo:color="#333333" fo:font-size="12pt" style:font-size-asian="12pt" style:font-size-complex="12pt" fo:background-color="#FFFFFF"/>
    </style:style>
    <style:style style:name="T295" style:parent-style-name="pl-v" style:family="text">
      <style:text-properties style:font-name-complex="Consolas" fo:color="#ED6A43" fo:font-size="12pt" style:font-size-asian="12pt" style:font-size-complex="12pt" fo:background-color="#FFFFFF"/>
    </style:style>
    <style:style style:name="T296" style:parent-style-name="Policepardéfaut" style:family="text">
      <style:text-properties style:font-name-complex="Consolas" fo:color="#333333" fo:font-size="12pt" style:font-size-asian="12pt" style:font-size-complex="12pt" fo:background-color="#FFFFFF"/>
    </style:style>
    <style:style style:name="T297" style:parent-style-name="pl-k" style:family="text">
      <style:text-properties style:font-name-complex="Consolas" fo:color="#A71D5D" fo:font-size="12pt" style:font-size-asian="12pt" style:font-size-complex="12pt" fo:background-color="#FFFFFF"/>
    </style:style>
    <style:style style:name="T298" style:parent-style-name="Policepardéfaut" style:family="text">
      <style:text-properties style:font-name-complex="Consolas" fo:color="#333333" fo:font-size="12pt" style:font-size-asian="12pt" style:font-size-complex="12pt" fo:background-color="#FFFFFF"/>
    </style:style>
    <style:style style:name="T299" style:parent-style-name="pl-v" style:family="text">
      <style:text-properties style:font-name-complex="Consolas" fo:color="#ED6A43" fo:font-size="12pt" style:font-size-asian="12pt" style:font-size-complex="12pt" fo:background-color="#FFFFFF"/>
    </style:style>
    <style:style style:name="T300" style:parent-style-name="Policepardéfaut" style:family="text">
      <style:text-properties style:font-name-complex="Consolas" fo:color="#333333" fo:font-size="12pt" style:font-size-asian="12pt" style:font-size-complex="12pt" fo:background-color="#FFFFFF"/>
    </style:style>
    <style:style style:name="P301" style:parent-style-name="Normal" style:family="paragraph">
      <style:paragraph-properties fo:margin-right="-0.6895in"/>
    </style:style>
    <style:style style:name="T302" style:parent-style-name="pl-k" style:family="text">
      <style:text-properties style:font-name-complex="Consolas" fo:color="#A71D5D" fo:font-size="12pt" style:font-size-asian="12pt" style:font-size-complex="12pt" fo:background-color="#FFFFFF"/>
    </style:style>
    <style:style style:name="T303" style:parent-style-name="Policepardéfaut" style:family="text">
      <style:text-properties style:font-name-complex="Consolas" fo:color="#333333" fo:font-size="12pt" style:font-size-asian="12pt" style:font-size-complex="12pt" fo:background-color="#FFFFFF"/>
    </style:style>
    <style:style style:name="T304" style:parent-style-name="pl-k" style:family="text">
      <style:text-properties style:font-name-complex="Consolas" fo:color="#A71D5D" fo:font-size="12pt" style:font-size-asian="12pt" style:font-size-complex="12pt" fo:background-color="#FFFFFF"/>
    </style:style>
    <style:style style:name="T305" style:parent-style-name="Policepardéfaut" style:family="text">
      <style:text-properties style:font-name-complex="Consolas" fo:color="#333333" fo:font-size="12pt" style:font-size-asian="12pt" style:font-size-complex="12pt" fo:background-color="#FFFFFF"/>
    </style:style>
    <style:style style:name="T306" style:parent-style-name="pl-en" style:family="text">
      <style:text-properties style:font-name-complex="Consolas" fo:color="#795DA3" fo:font-size="12pt" style:font-size-asian="12pt" style:font-size-complex="12pt" fo:background-color="#FFFFFF"/>
    </style:style>
    <style:style style:name="T307" style:parent-style-name="Policepardéfaut" style:family="text">
      <style:text-properties style:font-name-complex="Consolas" fo:color="#333333" fo:font-size="12pt" style:font-size-asian="12pt" style:font-size-complex="12pt" fo:background-color="#FFFFFF"/>
    </style:style>
    <style:style style:name="T308" style:parent-style-name="pl-smi" style:family="text">
      <style:text-properties style:font-name-complex="Consolas" fo:color="#333333" fo:font-size="12pt" style:font-size-asian="12pt" style:font-size-complex="12pt" fo:background-color="#FFFFFF"/>
    </style:style>
    <style:style style:name="T309" style:parent-style-name="Policepardéfaut" style:family="text">
      <style:text-properties style:font-name-complex="Consolas" fo:color="#333333" fo:font-size="12pt" style:font-size-asian="12pt" style:font-size-complex="12pt" fo:background-color="#FFFFFF"/>
    </style:style>
    <style:style style:name="T310" style:parent-style-name="pl-v" style:family="text">
      <style:text-properties style:font-name-complex="Consolas" fo:color="#ED6A43" fo:font-size="12pt" style:font-size-asian="12pt" style:font-size-complex="12pt" fo:background-color="#FFFFFF"/>
    </style:style>
    <style:style style:name="T311" style:parent-style-name="Policepardéfaut" style:family="text">
      <style:text-properties style:font-name-complex="Consolas" fo:color="#333333" fo:font-size="12pt" style:font-size-asian="12pt" style:font-size-complex="12pt" fo:background-color="#FFFFFF"/>
    </style:style>
    <style:style style:name="P312" style:parent-style-name="Normal" style:family="paragraph">
      <style:paragraph-properties fo:margin-right="-0.6895in"/>
    </style:style>
    <style:style style:name="T313" style:parent-style-name="pl-k" style:family="text">
      <style:text-properties style:font-name-complex="Consolas" fo:color="#A71D5D" fo:font-size="12pt" style:font-size-asian="12pt" style:font-size-complex="12pt" fo:background-color="#FFFFFF"/>
    </style:style>
    <style:style style:name="T314" style:parent-style-name="Policepardéfaut" style:family="text">
      <style:text-properties style:font-name-complex="Consolas" fo:color="#333333" fo:font-size="12pt" style:font-size-asian="12pt" style:font-size-complex="12pt" fo:background-color="#FFFFFF"/>
    </style:style>
    <style:style style:name="T315" style:parent-style-name="pl-k" style:family="text">
      <style:text-properties style:font-name-complex="Consolas" fo:color="#A71D5D" fo:font-size="12pt" style:font-size-asian="12pt" style:font-size-complex="12pt" fo:background-color="#FFFFFF"/>
    </style:style>
    <style:style style:name="T316" style:parent-style-name="Policepardéfaut" style:family="text">
      <style:text-properties style:font-name-complex="Consolas" fo:color="#333333" fo:font-size="12pt" style:font-size-asian="12pt" style:font-size-complex="12pt" fo:background-color="#FFFFFF"/>
    </style:style>
    <style:style style:name="T317" style:parent-style-name="pl-en" style:family="text">
      <style:text-properties style:font-name-complex="Consolas" fo:color="#795DA3" fo:font-size="12pt" style:font-size-asian="12pt" style:font-size-complex="12pt" fo:background-color="#FFFFFF"/>
    </style:style>
    <style:style style:name="T318" style:parent-style-name="Policepardéfaut" style:family="text">
      <style:text-properties style:font-name-complex="Consolas" fo:color="#333333" fo:font-size="12pt" style:font-size-asian="12pt" style:font-size-complex="12pt" fo:background-color="#FFFFFF"/>
    </style:style>
    <style:style style:name="P319" style:parent-style-name="Normal" style:family="paragraph">
      <style:paragraph-properties fo:break-before="page" fo:margin-right="-0.6895in"/>
      <style:text-properties style:font-name-complex="Consolas" fo:color="#333333" fo:font-size="12pt" style:font-size-asian="12pt" style:font-size-complex="12pt" fo:background-color="#FFFFFF"/>
    </style:style>
    <style:style style:name="P320" style:parent-style-name="Normal" style:family="paragraph">
      <style:paragraph-properties fo:margin-right="-0.6895in" fo:text-indent="0.4916in"/>
      <style:text-properties fo:font-size="18pt" style:font-size-asian="18pt" style:font-size-complex="18pt"/>
    </style:style>
    <style:style style:name="P321" style:parent-style-name="Normal" style:family="paragraph">
      <style:paragraph-properties fo:margin-right="-0.6895in"/>
      <style:text-properties fo:font-size="12pt" style:font-size-asian="12pt" style:font-size-complex="12pt"/>
    </style:style>
    <style:style style:name="P322" style:parent-style-name="Normal" style:family="paragraph">
      <style:paragraph-properties fo:margin-right="-0.6895in"/>
      <style:text-properties fo:font-size="12pt" style:font-size-asian="12pt" style:font-size-complex="12pt"/>
    </style:style>
    <style:style style:name="P323" style:parent-style-name="Normal" style:family="paragraph">
      <style:paragraph-properties fo:margin-right="-0.6895in"/>
      <style:text-properties fo:font-size="12pt" style:font-size-asian="12pt" style:font-size-complex="12pt"/>
    </style:style>
    <style:style style:name="P324" style:parent-style-name="Normal" style:family="paragraph">
      <style:paragraph-properties fo:margin-right="-0.6895in"/>
      <style:text-properties fo:font-size="12pt" style:font-size-asian="12pt" style:font-size-complex="12pt"/>
    </style:style>
    <style:style style:name="P325" style:parent-style-name="Normal" style:family="paragraph">
      <style:paragraph-properties fo:margin-right="-0.6895in"/>
      <style:text-properties fo:font-size="12pt" style:font-size-asian="12pt" style:font-size-complex="12pt"/>
    </style:style>
    <style:style style:name="P326" style:parent-style-name="Normal" style:family="paragraph">
      <style:paragraph-properties fo:margin-right="-0.6895in"/>
      <style:text-properties fo:font-size="12pt" style:font-size-asian="12pt" style:font-size-complex="12pt"/>
    </style:style>
    <style:style style:name="P327" style:parent-style-name="Normal" style:family="paragraph">
      <style:paragraph-properties fo:margin-right="-0.6895in"/>
      <style:text-properties fo:font-size="12pt" style:font-size-asian="12pt" style:font-size-complex="12pt"/>
    </style:style>
    <style:style style:name="P328" style:parent-style-name="Normal" style:family="paragraph">
      <style:paragraph-properties fo:margin-right="-0.6895in"/>
      <style:text-properties fo:font-size="12pt" style:font-size-asian="12pt" style:font-size-complex="12pt"/>
    </style:style>
    <style:style style:name="P329" style:parent-style-name="Normal" style:family="paragraph">
      <style:paragraph-properties fo:margin-right="-0.6895in"/>
      <style:text-properties fo:font-size="12pt" style:font-size-asian="12pt" style:font-size-complex="12pt"/>
    </style:style>
    <style:style style:name="P330" style:parent-style-name="Normal" style:family="paragraph">
      <style:paragraph-properties fo:margin-right="-0.6895in"/>
      <style:text-properties fo:font-size="12pt" style:font-size-asian="12pt" style:font-size-complex="12pt"/>
    </style:style>
    <style:style style:name="P331" style:parent-style-name="Paragraphedeliste" style:list-style-name="LFO1" style:family="paragraph">
      <style:paragraph-properties fo:margin-right="-0.6895in"/>
      <style:text-properties fo:font-size="12pt" style:font-size-asian="12pt" style:font-size-complex="12pt"/>
    </style:style>
    <style:style style:name="P332" style:parent-style-name="Paragraphedeliste" style:list-style-name="LFO1" style:family="paragraph">
      <style:paragraph-properties fo:margin-right="-0.6895in"/>
      <style:text-properties fo:font-size="12pt" style:font-size-asian="12pt" style:font-size-complex="12pt"/>
    </style:style>
    <style:style style:name="P333" style:parent-style-name="Paragraphedeliste" style:list-style-name="LFO1" style:family="paragraph">
      <style:paragraph-properties fo:margin-right="-0.6895in"/>
      <style:text-properties fo:font-size="12pt" style:font-size-asian="12pt" style:font-size-complex="12pt"/>
    </style:style>
    <style:style style:name="P334" style:parent-style-name="Paragraphedeliste" style:list-style-name="LFO1" style:family="paragraph">
      <style:paragraph-properties fo:margin-right="-0.6895in"/>
      <style:text-properties fo:font-size="12pt" style:font-size-asian="12pt" style:font-size-complex="12pt"/>
    </style:style>
    <style:style style:name="P335" style:parent-style-name="Paragraphedeliste" style:list-style-name="LFO1" style:family="paragraph">
      <style:paragraph-properties fo:margin-right="-0.6895in"/>
      <style:text-properties fo:font-size="12pt" style:font-size-asian="12pt" style:font-size-complex="12pt"/>
    </style:style>
    <style:style style:name="P336" style:parent-style-name="Paragraphedeliste" style:list-style-name="LFO1" style:family="paragraph">
      <style:paragraph-properties fo:margin-right="-0.6895in"/>
      <style:text-properties fo:font-size="12pt" style:font-size-asian="12pt" style:font-size-complex="12pt"/>
    </style:style>
    <style:style style:name="P337" style:parent-style-name="Paragraphedeliste" style:list-style-name="LFO1" style:family="paragraph">
      <style:paragraph-properties fo:margin-right="-0.6895in"/>
      <style:text-properties fo:font-size="12pt" style:font-size-asian="12pt" style:font-size-complex="12pt"/>
    </style:style>
    <style:style style:name="P338" style:parent-style-name="Paragraphedeliste" style:list-style-name="LFO1" style:family="paragraph">
      <style:paragraph-properties fo:margin-right="-0.6895in"/>
      <style:text-properties fo:font-size="12pt" style:font-size-asian="12pt" style:font-size-complex="12pt"/>
    </style:style>
    <style:style style:name="P339" style:parent-style-name="Normal" style:family="paragraph">
      <style:paragraph-properties fo:margin-right="-0.6895in"/>
      <style:text-properties fo:font-size="12pt" style:font-size-asian="12pt" style:font-size-complex="12pt"/>
    </style:style>
    <style:style style:name="P340" style:parent-style-name="Normal" style:family="paragraph">
      <style:paragraph-properties fo:margin-right="-0.6895in"/>
      <style:text-properties fo:font-size="12pt" style:font-size-asian="12pt" style:font-size-complex="12pt"/>
    </style:style>
    <style:style style:name="P341" style:parent-style-name="Paragraphedeliste" style:list-style-name="LFO1" style:family="paragraph">
      <style:paragraph-properties fo:margin-right="-0.6895in"/>
      <style:text-properties fo:font-size="12pt" style:font-size-asian="12pt" style:font-size-complex="12pt"/>
    </style:style>
    <style:style style:name="P342" style:parent-style-name="Paragraphedeliste" style:list-style-name="LFO1" style:family="paragraph">
      <style:paragraph-properties fo:margin-right="-0.6895in"/>
      <style:text-properties fo:font-size="12pt" style:font-size-asian="12pt" style:font-size-complex="12pt"/>
    </style:style>
    <style:style style:name="P343" style:parent-style-name="Paragraphedeliste" style:list-style-name="LFO1" style:family="paragraph">
      <style:paragraph-properties fo:margin-right="-0.6895in"/>
      <style:text-properties fo:font-size="12pt" style:font-size-asian="12pt" style:font-size-complex="12pt"/>
    </style:style>
    <style:style style:name="P344" style:parent-style-name="Paragraphedeliste" style:list-style-name="LFO1" style:family="paragraph">
      <style:paragraph-properties fo:margin-right="-0.6895in"/>
      <style:text-properties fo:font-size="12pt" style:font-size-asian="12pt" style:font-size-complex="12pt"/>
    </style:style>
    <style:style style:name="P345" style:parent-style-name="Paragraphedeliste" style:list-style-name="LFO1" style:family="paragraph">
      <style:paragraph-properties fo:margin-right="-0.6895in"/>
      <style:text-properties fo:font-size="12pt" style:font-size-asian="12pt" style:font-size-complex="12pt"/>
    </style:style>
    <style:style style:name="P346" style:parent-style-name="Paragraphedeliste" style:list-style-name="LFO1" style:family="paragraph">
      <style:paragraph-properties fo:margin-right="-0.6895in"/>
      <style:text-properties fo:font-size="12pt" style:font-size-asian="12pt" style:font-size-complex="12pt"/>
    </style:style>
    <style:style style:name="P347" style:parent-style-name="Paragraphedeliste" style:list-style-name="LFO1" style:family="paragraph">
      <style:paragraph-properties fo:margin-right="-0.6895in"/>
      <style:text-properties fo:font-size="12pt" style:font-size-asian="12pt" style:font-size-complex="12pt"/>
    </style:style>
    <style:style style:name="P348" style:parent-style-name="Paragraphedeliste" style:list-style-name="LFO1" style:family="paragraph">
      <style:paragraph-properties fo:margin-right="-0.6895in"/>
      <style:text-properties fo:font-size="12pt" style:font-size-asian="12pt" style:font-size-complex="12pt"/>
    </style:style>
    <style:style style:name="P349" style:parent-style-name="Paragraphedeliste" style:list-style-name="LFO1" style:family="paragraph">
      <style:paragraph-properties fo:margin-right="-0.8861in"/>
      <style:text-properties fo:font-size="12pt" style:font-size-asian="12pt" style:font-size-complex="12pt"/>
    </style:style>
    <style:style style:name="P350" style:parent-style-name="Paragraphedeliste" style:list-style-name="LFO1" style:family="paragraph">
      <style:paragraph-properties fo:margin-right="-0.6895in"/>
      <style:text-properties fo:font-size="12pt" style:font-size-asian="12pt" style:font-size-complex="12pt"/>
    </style:style>
    <style:style style:name="P351" style:parent-style-name="Paragraphedeliste" style:list-style-name="LFO1" style:family="paragraph">
      <style:paragraph-properties fo:margin-right="-0.6895in"/>
      <style:text-properties fo:font-size="12pt" style:font-size-asian="12pt" style:font-size-complex="12pt"/>
    </style:style>
    <style:style style:name="P352" style:parent-style-name="Normal" style:family="paragraph">
      <style:paragraph-properties fo:margin-left="0.4916in" fo:margin-right="-0.6895in">
        <style:tab-stops/>
      </style:paragraph-properties>
      <style:text-properties fo:font-size="12pt" style:font-size-asian="12pt" style:font-size-complex="12pt"/>
    </style:style>
    <style:style style:name="P353" style:parent-style-name="Paragraphedeliste" style:list-style-name="LFO1" style:family="paragraph">
      <style:paragraph-properties fo:margin-right="-0.6895in"/>
      <style:text-properties fo:font-size="12pt" style:font-size-asian="12pt" style:font-size-complex="12pt"/>
    </style:style>
    <style:style style:name="P354" style:parent-style-name="Paragraphedeliste" style:list-style-name="LFO1" style:family="paragraph">
      <style:paragraph-properties fo:margin-right="-0.6895in"/>
      <style:text-properties fo:font-size="12pt" style:font-size-asian="12pt" style:font-size-complex="12pt"/>
    </style:style>
    <style:style style:name="P355" style:parent-style-name="Paragraphedeliste" style:list-style-name="LFO1" style:family="paragraph">
      <style:paragraph-properties fo:margin-right="-0.6895in"/>
      <style:text-properties fo:font-size="12pt" style:font-size-asian="12pt" style:font-size-complex="12pt"/>
    </style:style>
    <style:style style:name="P356" style:parent-style-name="Paragraphedeliste" style:list-style-name="LFO1" style:family="paragraph">
      <style:paragraph-properties fo:margin-right="-0.6895in"/>
      <style:text-properties fo:font-size="12pt" style:font-size-asian="12pt" style:font-size-complex="12pt"/>
    </style:style>
    <style:style style:name="P357" style:parent-style-name="Paragraphedeliste" style:list-style-name="LFO1" style:family="paragraph">
      <style:paragraph-properties fo:margin-right="-0.6895in"/>
      <style:text-properties fo:font-size="12pt" style:font-size-asian="12pt" style:font-size-complex="12pt"/>
    </style:style>
    <style:style style:name="P358" style:parent-style-name="Paragraphedeliste" style:list-style-name="LFO1" style:family="paragraph">
      <style:paragraph-properties fo:margin-right="-0.6895in"/>
      <style:text-properties fo:font-size="12pt" style:font-size-asian="12pt" style:font-size-complex="12pt"/>
    </style:style>
    <style:style style:name="P359" style:parent-style-name="Normal" style:family="paragraph">
      <style:paragraph-properties fo:margin-right="-0.6895in"/>
      <style:text-properties fo:font-size="12pt" style:font-size-asian="12pt" style:font-size-complex="12pt"/>
    </style:style>
    <style:style style:name="P360" style:parent-style-name="Normal" style:family="paragraph">
      <style:paragraph-properties fo:margin-right="-0.6895in"/>
      <style:text-properties fo:font-size="12pt" style:font-size-asian="12pt" style:font-size-complex="12pt"/>
    </style:style>
    <style:style style:name="P361" style:parent-style-name="Normal" style:family="paragraph">
      <style:paragraph-properties fo:margin-right="-0.6895in"/>
      <style:text-properties fo:font-size="12pt" style:font-size-asian="12pt" style:font-size-complex="12pt"/>
    </style:style>
    <style:style style:name="P362" style:parent-style-name="Normal" style:family="paragraph">
      <style:paragraph-properties fo:margin-right="-0.6895in"/>
      <style:text-properties fo:font-size="12pt" style:font-size-asian="12pt" style:font-size-complex="12pt"/>
    </style:style>
    <style:style style:name="P363" style:parent-style-name="Normal" style:family="paragraph">
      <style:paragraph-properties fo:margin-right="-0.6895in"/>
      <style:text-properties fo:font-size="12pt" style:font-size-asian="12pt" style:font-size-complex="12pt"/>
    </style:style>
    <style:style style:name="P364" style:parent-style-name="Normal" style:family="paragraph">
      <style:paragraph-properties fo:margin-right="-0.6895in"/>
    </style:style>
    <style:style style:name="T365" style:parent-style-name="Policepardéfaut" style:family="text">
      <style:text-properties fo:font-size="12pt" style:font-size-asian="12pt" style:font-size-complex="12pt"/>
    </style:style>
    <style:style style:name="T366" style:parent-style-name="Policepardéfaut" style:family="text">
      <style:text-properties fo:font-size="12pt" style:font-size-asian="12pt" style:font-size-complex="12pt"/>
    </style:style>
  </office:automatic-styles>
  <office:body>
    <office:text text:use-soft-page-breaks="true">
      <text:p text:style-name="P1"/>
      <text:p text:style-name="P2"/>
      <text:p text:style-name="P3"/>
      <text:p text:style-name="P4"/>
      <text:p text:style-name="P5"/>
      <text:p text:style-name="P6">Wiki Refonte Smartgeo Mobile Android</text:p>
      <text:p text:style-name="P7"/>
      <text:p text:style-name="P8"/>
      <text:p text:style-name="P9">Le dépôt :<text:tab/><text:a xlink:href="https://github.com/gismartwaredev/smartgeomobile" office:target-frame-name="_top" xlink:show="replace"><text:span text:style-name="Lienhypertexte">https://github.com/gismartwaredev/smartgeomobile</text:span></text:a></text:p>
      <text:p text:style-name="P10">La branche :<text:tab/><text:span text:style-name="T11">android-cordova-web</text:span><text:bookmark-start text:name="_Hlt432597507"/><text:bookmark-start text:name="_Hlt432597508"/><text:span text:style-name="T12">v</text:span><text:bookmark-end text:name="_Hlt432597507"/><text:bookmark-end text:name="_Hlt432597508"/><text:span text:style-name="T13">iew</text:span></text:p>
      <text:p text:style-name="P14"/>
      <text:p text:style-name="P15"/>
      <text:p text:style-name="P16"/>
      <text:p text:style-name="P17"/>
      <text:p text:style-name="P18">SOMMAIRE</text:p>
      <text:p text:style-name="P19"/>
      <text:p text:style-name="P20"/>
      <text:p text:style-name="P21">I – Tools et utilitaires nécessaires pour la nouvelle appli.</text:p>
      <text:p text:style-name="P22">II – L’ancienne application, ses spécificités.</text:p>
      <text:p text:style-name="P23">III – Les changements opérés.</text:p>
      <text:p text:style-name="P24"/>
      <text:p text:style-name="P25"/>
      <text:p text:style-name="P26">I – Tools et utilitaires nécessaires pour la nouvelle appli.</text:p>
      <text:p text:style-name="P27"/>
      <text:p text:style-name="P28">Git :<text:s/></text:p>
      <text:list text:style-name="LFO1" text:continue-numbering="true">
        <text:list-item>
          <text:p text:style-name="P29">Download :<text:s/></text:p>
        </text:list-item>
      </text:list>
      <text:p text:style-name="P30"><text:a xlink:href="https://git-scm.com/download/win" office:target-frame-name="_top" xlink:show="replace"><text:span text:style-name="T31">https://git-scm.com/download/win</text:span></text:a></text:p>
      <text:list text:style-name="LFO1" text:continue-numbering="true">
        <text:list-item>
          <text:p text:style-name="P32">Clone :<text:s/></text:p>
        </text:list-item>
      </text:list>
      <text:p text:style-name="P33">git clone –b android-cordova-webview https://github.com/gismartwaredev/smartgeomobile.git</text:p>
      <text:p text:style-name="P34">Node et NPM :</text:p>
      <text:list text:style-name="LFO1" text:continue-numbering="true">
        <text:list-item>
          <text:p text:style-name="P35">Download :<text:s/></text:p>
        </text:list-item>
      </text:list>
      <text:p text:style-name="P36"><text:a xlink:href="https://nodejs.org/en" office:target-frame-name="_top" xlink:show="replace"><text:span text:style-name="T37">https://nodejs.</text:span><text:bookmark-start text:name="_Hlt432598208"/><text:span text:style-name="T38">o</text:span><text:bookmark-end text:name="_Hlt432598208"/><text:span text:style-name="T39">rg/en</text:span></text:a></text:p>
      <text:p text:style-name="P40">SDK Android :</text:p>
      <text:list text:style-name="LFO1" text:continue-numbering="true">
        <text:list-item>
          <text:p text:style-name="P41">Installer JAVA (au moins le jdk 7) :</text:p>
        </text:list-item>
      </text:list>
      <text:p text:style-name="P42"><text:a xlink:href="http://www.oracle.com/technetwork/java/javase/downloads/index.html" office:target-frame-name="_top" xlink:show="replace"><text:span text:style-name="T43">http://www.oracle.com/technetwork/java/javase/downloads/index.html</text:span></text:a></text:p>
      <text:list text:style-name="LFO1" text:continue-numbering="true">
        <text:list-item>
          <text:p text:style-name="P44">Installer les sdk android ou<text:s/>android studio directement :<text:s/></text:p>
        </text:list-item>
      </text:list>
      <text:p text:style-name="P45"><text:a xlink:href="https://developer.android.com/sdk/installing/index.html?pkg=studio" office:target-frame-name="_top" xlink:show="replace"><text:span text:style-name="T46">https://developer.android.com/sdk/installing/index.html?pkg=studio</text:span></text:a></text:p>
      <text:list text:style-name="LFO1" text:continue-numbering="true">
        <text:list-item>
          <text:p text:style-name="P47">Installer les derniers tools SDK :</text:p>
        </text:list-item>
      </text:list>
      <text:p text:style-name="P48"><text:a xlink:href="https://developer.android.com/sdk/installing/adding-packages.html" office:target-frame-name="_top" xlink:show="replace"><text:span text:style-name="T49">https://developer.android.com/sdk/installing/adding-packages.html</text:span></text:a></text:p>
      <text:p text:style-name="P50">Cordova :</text:p>
      <text:list text:style-name="LFO1" text:continue-numbering="true">
        <text:list-item>
          <text:p text:style-name="P51">Installation depuis un terminal :<text:s/></text:p>
        </text:list-item>
      </text:list>
      <text:p text:style-name="P52">npm install –g cordova</text:p>
      <text:list text:style-name="LFO1" text:continue-numbering="true">
        <text:list-item>
          <text:p text:style-name="P53">Ajouter la platform Android à l’application :</text:p>
        </text:list-item>
      </text:list>
      <text:p text:style-name="P54">cordova platform add android</text:p>
      <text:list text:style-name="LFO1" text:continue-numbering="true">
        <text:list-item>
          <text:p text:style-name="P55">Build l’application Android :</text:p>
        </text:list-item>
      </text:list>
      <text:p text:style-name="P56">cordova build android</text:p>
      <text:list text:style-name="LFO1" text:continue-numbering="true">
        <text:list-item>
          <text:p text:style-name="P57">Lancer l’application sur émulateur ou sur hardware :</text:p>
        </text:list-item>
      </text:list>
      <text:soft-page-break/>
      <text:p text:style-name="P58">cordova run android</text:p>
      <text:p text:style-name="P59">Chrome Inspector:</text:p>
      <text:list text:style-name="LFO1" text:continue-numbering="true">
        <text:list-item>
          <text:p text:style-name="P60">Pour avoir un rendu en temps réel de l’application sur chrome, se rendre à l’url suivante, brancher le matériel en usb et l’application lancée devrait apparaitre dans l’inspecteur :</text:p>
        </text:list-item>
      </text:list>
      <text:p text:style-name="P61">chrome://inspect/#devices</text:p>
      <text:soft-page-break/>
      <text:p text:style-name="P62">II – L’ancienne application, ses spécificités.</text:p>
      <text:p text:style-name="P63"/>
      <text:p text:style-name="P64">L’ancienne application avait une architecture spécifique, l’application allait<text:s/>récupérer (à la manière de cordova) l’application web dans le dossier app du dépôt, pour le zipper dans un dossier de la plateforme android pour ensuite pouvoir build le tout.</text:p>
      <text:p text:style-name="P65"/>
      <text:p text:style-name="P66">Le plugin le plus important et ce qu’il fallait/faut refondre est :<text:s/></text:p>
      <text:p text:style-name="P67">content-shell/src/com/gismartware/mobile/plugins/SmartGeoMobilePlugins.java</text:p>
      <text:p text:style-name="P68">Possédant les différentes fonctions suivantes :</text:p>
      <text:list text:style-name="LFO1" text:continue-numbering="true">
        <text:list-item>
          <text:p text:style-name="P69"><text:span text:style-name="T70">Photo :</text:span></text:p>
        </text:list-item>
      </text:list>
      <text:p text:style-name="P71"><text:span text:style-name="T72">public</text:span><text:span text:style-name="T73"><text:s/></text:span><text:span text:style-name="T74">void</text:span><text:span text:style-name="T75"><text:s/></text:span><text:span text:style-name="T76">launchCamera</text:span><text:span text:style-name="T77">(</text:span><text:span text:style-name="T78">int</text:span><text:span text:style-name="T79"><text:s/></text:span><text:span text:style-name="T80">callbackId</text:span><text:span text:style-name="T81">)<text:s/></text:span><text:span text:style-name="T82">throws</text:span><text:span text:style-name="T83"><text:s/></text:span><text:span text:style-name="T84">IOException;</text:span></text:p>
      <text:p text:style-name="P85"/>
      <text:list text:style-name="LFO1" text:continue-numbering="true">
        <text:list-item>
          <text:p text:style-name="P86"><text:span text:style-name="T87">GPS :</text:span></text:p>
        </text:list-item>
      </text:list>
      <text:p text:style-name="P88"><text:span text:style-name="T89">public</text:span><text:span text:style-name="T90"><text:s/></text:span><text:span text:style-name="T91">void</text:span><text:span text:style-name="T92"><text:s/></text:span><text:span text:style-name="T93">startWatchingPosition</text:span><text:span text:style-name="T94">();</text:span></text:p>
      <text:p text:style-name="P95"><text:span text:style-name="T96">public</text:span><text:span text:style-name="T97"><text:s/></text:span><text:span text:style-name="T98">void</text:span><text:span text:style-name="T99"><text:s/></text:span><text:span text:style-name="T100">stopWatchingPosition</text:span><text:span text:style-name="T101">();</text:span></text:p>
      <text:p text:style-name="P102"><text:span text:style-name="T103">protected</text:span><text:span text:style-name="T104"><text:s/></text:span><text:span text:style-name="T105">boolean</text:span><text:span text:style-name="T106"><text:s/></text:span><text:span text:style-name="T107">isBetterLocation</text:span><text:span text:style-name="T108">(</text:span><text:span text:style-name="T109">Location</text:span><text:span text:style-name="T110"><text:s/></text:span><text:span text:style-name="T111">location</text:span><text:span text:style-name="T112">,<text:s/></text:span><text:span text:style-name="T113">Location</text:span><text:span text:style-name="T114"><text:s/></text:span><text:span text:style-name="T115">currentBestLocation</text:span><text:span text:style-name="T116">);</text:span></text:p>
      <text:p text:style-name="P117"/>
      <text:list text:style-name="LFO1" text:continue-numbering="true">
        <text:list-item>
          <text:p text:style-name="P118"><text:span text:style-name="T119">Database :</text:span></text:p>
        </text:list-item>
      </text:list>
      <text:p text:style-name="P120"><text:span text:style-name="T121">private</text:span><text:span text:style-name="T122"><text:s/></text:span><text:span text:style-name="T123">class</text:span><text:span text:style-name="T124"><text:s/></text:span><text:span text:style-name="T125">GetTileFromURLAndSetItToDatabase</text:span><text:span text:style-name="T126"><text:s/></text:span><text:span text:style-name="T127">extends</text:span><text:span text:style-name="T128"><text:s/></text:span><text:span text:style-name="T129">AsyncTask&lt;</text:span><text:span text:style-name="T130">String</text:span><text:span text:style-name="T131">,<text:s/></text:span><text:span text:style-name="T132">Void</text:span><text:span text:style-name="T133">,<text:s/></text:span><text:span text:style-name="T134">String</text:span><text:span text:style-name="T135">&gt;</text:span><text:span text:style-name="T136"><text:s/>{</text:span></text:p>
      <text:p text:style-name="P137"><text:span text:style-name="T138">public</text:span><text:span text:style-name="T139"><text:s/></text:span><text:span text:style-name="T140">void</text:span><text:span text:style-name="T141"><text:s/></text:span><text:span text:style-name="T142">authenticate</text:span><text:span text:style-name="T143">(</text:span><text:span text:style-name="T144">String</text:span><text:span text:style-name="T145"><text:s/></text:span><text:span text:style-name="T146">url</text:span><text:span text:style-name="T147">,<text:s/></text:span><text:span text:style-name="T148">String</text:span><text:span text:style-name="T149"><text:s/></text:span><text:span text:style-name="T150">user</text:span><text:span text:style-name="T151">,<text:s/></text:span><text:span text:style-name="T152">String</text:span><text:span text:style-name="T153"><text:s/></text:span><text:span text:style-name="T154">password</text:span><text:span text:style-name="T155">,<text:s/></text:span><text:span text:style-name="T156">String</text:span><text:span text:style-name="T157"><text:s/></text:span><text:span text:style-name="T158">site</text:span><text:span text:style-name="T159">,<text:s/></text:span><text:span text:style-name="T160">String</text:span><text:span text:style-name="T161"><text:s/></text:span><text:span text:style-name="T162">token</text:span><text:span text:style-name="T163">);</text:span></text:p>
      <text:p text:style-name="P164"><text:span text:style-name="T165">protected</text:span><text:span text:style-name="T166"><text:s/></text:span><text:span text:style-name="T167">String</text:span><text:span text:style-name="T168"><text:s/></text:span><text:span text:style-name="T169">request</text:span><text:span text:style-name="T170">(</text:span><text:span text:style-name="T171">String</text:span><text:span text:style-name="T172">...<text:s/></text:span><text:span text:style-name="T173">params</text:span><text:span text:style-name="T174">);</text:span></text:p>
      <text:p text:style-name="P175"><text:span text:style-name="T176">protected</text:span><text:span text:style-name="T177"><text:s/></text:span><text:span text:style-name="T178">String</text:span><text:span text:style-name="T179"><text:s/></text:span><text:span text:style-name="T180">doInBackground</text:span><text:span text:style-name="T181">(</text:span><text:span text:style-name="T182">String</text:span><text:span text:style-name="T183">...<text:s/></text:span><text:span text:style-name="T184">params</text:span><text:span text:style-name="T185">);</text:span></text:p>
      <text:p text:style-name="P186">}</text:p>
      <text:p text:style-name="P187"/>
      <text:p text:style-name="P188"><text:span text:style-name="T189">public</text:span><text:span text:style-name="T190"><text:s/></text:span><text:span text:style-name="T191">void</text:span><text:span text:style-name="T192"><text:s/></text:span><text:span text:style-name="T193">getTileURLFromDB</text:span><text:span text:style-name="T194">(</text:span><text:span text:style-name="T195">String</text:span><text:span text:style-name="T196"><text:s/></text:span><text:span text:style-name="T197">url</text:span><text:span text:style-name="T198">,<text:s/></text:span><text:span text:style-name="T199">int</text:span><text:span text:style-name="T200"><text:s/></text:span><text:span text:style-name="T201">z</text:span><text:span text:style-name="T202">,<text:s/></text:span><text:span text:style-name="T203">int</text:span><text:span text:style-name="T204"><text:s/></text:span><text:span text:style-name="T205">x</text:span><text:span text:style-name="T206">,<text:s/></text:span><text:span text:style-name="T207">int</text:span><text:span text:style-name="T208"><text:s/></text:span><text:span text:style-name="T209">y</text:span><text:span text:style-name="T210">);</text:span></text:p>
      <text:p text:style-name="P211"><text:span text:style-name="T212">public</text:span><text:span text:style-name="T213"><text:s/></text:span><text:span text:style-name="T214">void</text:span><text:span text:style-name="T215"><text:s/></text:span><text:span text:style-name="T216">writeJSON</text:span><text:span text:style-name="T217">(</text:span><text:span text:style-name="T218">final</text:span><text:span text:style-name="T219"><text:s/></text:span><text:span text:style-name="T220">String</text:span><text:span text:style-name="T221"><text:s/></text:span><text:span text:style-name="T222">json</text:span><text:span text:style-name="T223">,<text:s/></text:span><text:span text:style-name="T224">final</text:span><text:span text:style-name="T225"><text:s/></text:span><text:span text:style-name="T226">String</text:span><text:span text:style-name="T227"><text:s/></text:span><text:span text:style-name="T228">path</text:span><text:span text:style-name="T229">);</text:span></text:p>
      <text:p text:style-name="P230"/>
      <text:p text:style-name="P231"/>
      <text:p text:style-name="P232"/>
      <text:soft-page-break/>
      <text:list text:style-name="LFO1" text:continue-numbering="true">
        <text:list-item>
          <text:p text:style-name="P233">Autre :</text:p>
        </text:list-item>
      </text:list>
      <text:p text:style-name="P234"><text:span text:style-name="T235">private</text:span><text:span text:style-name="T236"><text:s/></text:span><text:span text:style-name="T237">boolean</text:span><text:span text:style-name="T238"><text:s/></text:span><text:span text:style-name="T239">isSameProvider</text:span><text:span text:style-name="T240">(</text:span><text:span text:style-name="T241">String</text:span><text:span text:style-name="T242"><text:s/></text:span><text:span text:style-name="T243">provider1</text:span><text:span text:style-name="T244">,<text:s/></text:span><text:span text:style-name="T245">String</text:span><text:span text:style-name="T246"><text:s/></text:span><text:span text:style-name="T247">provider2</text:span><text:span text:style-name="T248">);</text:span></text:p>
      <text:p text:style-name="P249"><text:span text:style-name="T250">public</text:span><text:span text:style-name="T251"><text:s/></text:span><text:span text:style-name="T252">void</text:span><text:span text:style-name="T253"><text:s/></text:span><text:span text:style-name="T254">log</text:span><text:span text:style-name="T255">(</text:span><text:span text:style-name="T256">String</text:span><text:span text:style-name="T257"><text:s/></text:span><text:span text:style-name="T258">message</text:span><text:span text:style-name="T259">);</text:span></text:p>
      <text:p text:style-name="P260"><text:span text:style-name="T261">public</text:span><text:span text:style-name="T262"><text:s/></text:span><text:span text:style-name="T263">void</text:span><text:span text:style-name="T264"><text:s/></text:span><text:span text:style-name="T265">vibrate</text:span><text:span text:style-name="T266">(</text:span><text:span text:style-name="T267">long</text:span><text:span text:style-name="T268"><text:s/></text:span><text:span text:style-name="T269">ms</text:span><text:span text:style-name="T270">);</text:span></text:p>
      <text:p text:style-name="P271"><text:span text:style-name="T272">public</text:span><text:span text:style-name="T273"><text:s/></text:span><text:span text:style-name="T274">void</text:span><text:span text:style-name="T275"><text:s/></text:span><text:span text:style-name="T276">getDeviceId</text:span><text:span text:style-name="T277">();</text:span></text:p>
      <text:p text:style-name="P278"><text:span text:style-name="T279">public</text:span><text:span text:style-name="T280"><text:s/></text:span><text:span text:style-name="T281">void</text:span><text:span text:style-name="T282"><text:s/></text:span><text:span text:style-name="T283">goTo</text:span><text:span text:style-name="T284">(</text:span><text:span text:style-name="T285">float</text:span><text:span text:style-name="T286"><text:s/></text:span><text:span text:style-name="T287">longOrig</text:span><text:span text:style-name="T288">,<text:s/></text:span><text:span text:style-name="T289">float</text:span><text:span text:style-name="T290"><text:s/></text:span><text:span text:style-name="T291">latOrig</text:span><text:span text:style-name="T292">,<text:s/></text:span><text:span text:style-name="T293">float</text:span><text:span text:style-name="T294"><text:s/></text:span><text:span text:style-name="T295">longDest</text:span><text:span text:style-name="T296">,<text:s/></text:span><text:span text:style-name="T297">float</text:span><text:span text:style-name="T298"><text:s/></text:span><text:span text:style-name="T299">latDest</text:span><text:span text:style-name="T300">);</text:span></text:p>
      <text:p text:style-name="P301"><text:span text:style-name="T302">public</text:span><text:span text:style-name="T303"><text:s/></text:span><text:span text:style-name="T304">void</text:span><text:span text:style-name="T305"><text:s/></text:span><text:span text:style-name="T306">redirect</text:span><text:span text:style-name="T307">(</text:span><text:span text:style-name="T308">String</text:span><text:span text:style-name="T309"><text:s/></text:span><text:span text:style-name="T310">url</text:span><text:span text:style-name="T311">);</text:span></text:p>
      <text:p text:style-name="P312"><text:span text:style-name="T313">public</text:span><text:span text:style-name="T314"><text:s/></text:span><text:span text:style-name="T315">void</text:span><text:span text:style-name="T316"><text:s/></text:span><text:span text:style-name="T317">getExtApplicationDirectory</text:span><text:span text:style-name="T318">();</text:span></text:p>
      <text:p text:style-name="P319"/>
      <text:p text:style-name="P320">III – Les changements opérés.</text:p>
      <text:p text:style-name="P321"/>
      <text:p text:style-name="P322">Migration de l’application vers cordova pour uniformiser le lien entre la version ios et android.</text:p>
      <text:p text:style-name="P323"/>
      <text:p text:style-name="P324">Utilisation de différents plugins<text:s/>cordova pour migrer les différentes fonctionnalités de l’ancienne version de l’application android vers la nouvelle, et nous ne réinventons pas la roue.</text:p>
      <text:p text:style-name="P325"/>
      <text:p text:style-name="P326">Réécriture de fonctions en javascript en utilisant des fonctionnalités de plugin existant pour obtenir un code non spécifique à android, fonctionnel sur plusieurs plateformes.</text:p>
      <text:p text:style-name="P327"/>
      <text:p text:style-name="P328">Utilisation de la webview interne à cordova plutôt que l’ancienne, moins de bug, et compatibilité vers des versions d’android plus récentes, testé sur android 5.x et 6.0.</text:p>
      <text:p text:style-name="P329"/>
      <text:p text:style-name="P330">La liste<text:s/>des différents plugins cordova utilisés :</text:p>
      <text:list text:style-name="LFO1" text:continue-numbering="true">
        <text:list-item>
          <text:p text:style-name="P331">cordova-plugin-camera : Librairie de fonctions permettant l’accès à la camera de l’appareil.</text:p>
        </text:list-item>
        <text:list-item>
          <text:p text:style-name="P332">cordova-plugin-dialogs : Librairie d’accès au système de notification de l’appareil, etc…</text:p>
        </text:list-item>
        <text:list-item>
          <text:p text:style-name="P333">cordova-plugin-file : Permet la gestion de fichier/dossier depuis l’appareil.</text:p>
        </text:list-item>
        <text:list-item>
          <text:p text:style-name="P334">cordova-plugin-geolocation : Librairie pour la géolocalisation et ce qui s’y apparente.</text:p>
        </text:list-item>
        <text:list-item>
          <text:p text:style-name="P335">cordova-plugin-inappbrowser : Permet d’ouvrir des liens directement dans l’application sans avoir à aller sur le navigateur de l’appareil.</text:p>
        </text:list-item>
        <text:list-item>
          <text:p text:style-name="P336">cordova-plugin-vibration : Permet d’accéder aux fonctionnalités de vibration de l’appareil.</text:p>
        </text:list-item>
        <text:list-item>
          <text:p text:style-name="P337">cordova-plugin-whitelist</text:p>
        </text:list-item>
        <text:list-item>
          <text:p text:style-name="P338">cordova-sqlite-storage (litehelpers sqlite) : Librairie sqlite pour cordova.</text:p>
        </text:list-item>
      </text:list>
      <text:p text:style-name="P339"/>
      <text:p text:style-name="P340">Les différent(e)s fonctions/méthodes/fichiers ajouté(e)s/modifié(e)s/supprimé(e)s (prototypes de fonctions)  ainsi que l’endroit où elles se trouvent:</text:p>
      <text:list text:style-name="LFO1" text:continue-numbering="true">
        <text:list-item>
          <text:p text:style-name="P341">www/javascripts/vendors/leaflet.filecache.js :<text:s/></text:p>
          <text:list text:continue-numbering="true">
            <text:list-item>
              <text:p text:style-name="P342">writeTileToDB: function(tileObject, dataUrl, callback) ;</text:p>
              <text:list text:continue-numbering="true">
                <text:list-item>
                  <text:p text:style-name="P343">écrit les tuiles en db, coordonnées, data img etc…</text:p>
                </text:list-item>
              </text:list>
            </text:list-item>
            <text:list-item>
              <text:p text:style-name="P344">fetchTileFromDB: function(image, z, x, y) ;</text:p>
              <text:soft-page-break/>
              <text:list text:continue-numbering="true">
                <text:list-item>
                  <text:p text:style-name="P345">récupère les tuiles, les affiches, si n’est pas dans la db lance writetiletodb.</text:p>
                </text:list-item>
              </text:list>
            </text:list-item>
            <text:list-item>
              <text:p text:style-name="P346">writeMetadataTileFile: function(tileObject, metadata, callback) ; (modifiée)</text:p>
              <text:list text:continue-numbering="true">
                <text:list-item>
                  <text:p text:style-name="P347">écrit les metadata des data img des tuiles en db.</text:p>
                </text:list-item>
              </text:list>
            </text:list-item>
            <text:list-item>
              <text:p text:style-name="P348">fetchTileFromCache: function(image, z, x, y) ; (supprimée)</text:p>
              <text:list text:continue-numbering="true">
                <text:list-item>
                  <text:p text:style-name="P349">récupère les tuiles, les affiche, si n’est pas dans le cache lance writetiletocache.</text:p>
                </text:list-item>
              </text:list>
            </text:list-item>
            <text:list-item>
              <text:p text:style-name="P350">writeTileToCache : function(tileObject, dataUrl, callback) ; (supprimée)</text:p>
              <text:list text:continue-numbering="true">
                <text:list-item>
                  <text:p text:style-name="P351">écrit les tuiles dans le cache, coordonnées, data img etc…</text:p>
                </text:list-item>
              </text:list>
            </text:list-item>
          </text:list>
        </text:list-item>
      </text:list>
      <text:p text:style-name="P352"/>
      <text:list text:style-name="LFO1" text:continue-numbering="true">
        <text:list-item>
          <text:p text:style-name="P353">www/javascripts/vendors/leaflet.filecache.android.js (supprimé)</text:p>
        </text:list-item>
        <text:list-item>
          <text:p text:style-name="P354">www/javascripts/factories/factory.Asset.js :</text:p>
          <text:list text:continue-numbering="true">
            <text:list-item>
              <text:p text:style-name="P355">Asset.findAssetsByCriteria = function(search, callback, zones, partial_response, request) ; (modifiée)</text:p>
              <text:list text:continue-numbering="true">
                <text:list-item>
                  <text:p text:style-name="P356">Recherche avancée avec critères.</text:p>
                </text:list-item>
              </text:list>
            </text:list-item>
            <text:list-item>
              <text:p text:style-name="P357">Asset.findInBounds = function(center, bounds, callback) ; (modifiée)</text:p>
              <text:list text:continue-numbering="true">
                <text:list-item>
                  <text:p text:style-name="P358">Recherche au clic (zone touchée avec le doigts) d’objets visible sur la map.</text:p>
                </text:list-item>
              </text:list>
            </text:list-item>
          </text:list>
        </text:list-item>
      </text:list>
      <text:p text:style-name="P359"/>
      <text:p text:style-name="P360">Toutes les conditions appelant des chromiumcallbacks ont été modifiées, ou celles ayant une vérification de la présence de cordova, de manière à utiliser au maximum le code déjà fait, et/ou le modifier pour fonctionner avec android sans troubler le fonctionnement de l’appli ios. Cependant, il faudrait importer les fonctions créées, et ajouter celles modifiées dans le code de l’application ios, un merge peut fonctionner partiellement, il est possible que seulement l’appel de la fonction fetchtilefromdb dans loadtile est à conditionner, ainsi que la fonction writeMetadataTileFile qui a été modifiée pour stocker les metadata dans la db, seulement l’ancienne fonctionnait avec les fichiers png directement stockés dans l’appareil et pas en db, ce qui risque de poser soucis au moment du merge, il semble que ce soit les seuls cas, il n’est pas impossible qu’il y en ai plus.</text:p>
      <text:p text:style-name="P361"/>
      <text:p text:style-name="P362">Le plugin Smartgeomobile.java de l’ancienne application n’est plus utilisé.</text:p>
      <text:p text:style-name="P363"/>
      <text:p text:style-name="P364"><text:span text:style-name="T365">La plupart des fonctions ajoutées sont co</text:span><text:span text:style-name="T366">mmentées, si ce n’est toutes, pas toutes les fonctions modifié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Helvetica" svg:font-family="Helvetica"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l-smi" style:display-name="pl-smi" style:family="text" style:parent-style-name="Policepardéfaut"/>
    <style:style style:name="pl-v" style:display-name="pl-v" style:family="text" style:parent-style-name="Policepardéfaut"/>
    <style:style style:name="pl-k" style:display-name="pl-k" style:family="text" style:parent-style-name="Policepardéfaut"/>
    <style:style style:name="pl-en" style:display-name="pl-en" style:family="text" style:parent-style-name="Policepardéfaut"/>
    <style:style style:name="pl-e" style:display-name="pl-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immy TOUBERT</meta:initial-creator>
    <dc:creator>Jimmy TOUBERT</dc:creator>
    <meta:creation-date>2015-10-14T12:46:00Z</meta:creation-date>
    <dc:date>2015-10-15T08:54:00Z</dc:date>
    <meta:template xlink:href="Normal.dotm" xlink:type="simple"/>
    <meta:editing-cycles>7</meta:editing-cycles>
    <meta:editing-duration>PT7680S</meta:editing-duration>
    <meta:document-statistic meta:page-count="8" meta:paragraph-count="13" meta:word-count="1072" meta:character-count="6956" meta:row-count="49" meta:non-whitespace-character-count="5897"/>
  </office:meta>
</office:document-meta>
</file>